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8.073cm"/>
    </style:style>
    <style:style style:name="co4" style:family="table-column">
      <style:table-column-properties fo:break-before="auto" style:column-width="7.94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76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6.812cm"/>
    </style:style>
    <style:style style:name="co10" style:family="table-column">
      <style:table-column-properties fo:break-before="auto" style:column-width="5.904cm"/>
    </style:style>
    <style:style style:name="co11" style:family="table-column">
      <style:table-column-properties fo:break-before="auto" style:column-width="12.164cm"/>
    </style:style>
    <style:style style:name="co12" style:family="table-column">
      <style:table-column-properties fo:break-before="auto" style:column-width="6.937cm"/>
    </style:style>
    <style:style style:name="co13" style:family="table-column">
      <style:table-column-properties fo:break-before="auto" style:column-width="4.54cm"/>
    </style:style>
    <style:style style:name="co14" style:family="table-column">
      <style:table-column-properties fo:break-before="auto" style:column-width="6.13cm"/>
    </style:style>
    <style:style style:name="co15" style:family="table-column">
      <style:table-column-properties fo:break-before="auto" style:column-width="6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2" table:default-cell-style-name="ce24"/>
        <table:table-column table:style-name="co4" table:number-columns-repeated="8" table:default-cell-style-name="ce24"/>
        <table:table-column table:style-name="co3" table:number-columns-repeated="3" table:default-cell-style-name="ce24"/>
        <table:table-column table:style-name="co5" table:default-cell-style-name="ce24"/>
        <table:table-column table:style-name="co6" table:number-columns-repeated="1008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logTime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ctCod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nt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18554598471526" calcext:value-type="float">
            <text:p>3,18554598471526</text:p>
          </table:table-cell>
          <table:table-cell office:value-type="string" calcext:value-type="string">
            <text:p>-</text:p>
          </table:table-cell>
          <table:table-cell office:value-type="float" office:value="3.90481086919709" calcext:value-type="float">
            <text:p>3,90481086919709</text:p>
          </table:table-cell>
          <table:table-cell office:value-type="float" office:value="3.24169676051533" calcext:value-type="float">
            <text:p>3,2416967605153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.6006006006006" calcext:value-type="float">
            <text:p>4,60060060060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916777028376807" calcext:value-type="float">
            <text:p>0,916777028376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40480119759408" calcext:value-type="float">
            <text:p>0,840480119759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8.13219630514184" calcext:value-type="float">
            <text:p>8,13219630514184</text:p>
          </table:table-cell>
          <table:table-cell office:value-type="string" calcext:value-type="string">
            <text:p>-</text:p>
          </table:table-cell>
          <table:table-cell office:value-type="float" office:value="5.06128964318515" calcext:value-type="float">
            <text:p>5,06128964318515</text:p>
          </table:table-cell>
          <table:table-cell office:value-type="float" office:value="2.35643169447795" calcext:value-type="float">
            <text:p>2,356431694477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8.13219630514184" calcext:value-type="float">
            <text:p>8,13219630514184</text:p>
          </table:table-cell>
          <table:table-cell office:value-type="string" calcext:value-type="string">
            <text:p>-</text:p>
          </table:table-cell>
          <table:table-cell office:value-type="float" office:value="5.06128964318515" calcext:value-type="float">
            <text:p>5,06128964318515</text:p>
          </table:table-cell>
          <table:table-cell office:value-type="float" office:value="2.35643169447795" calcext:value-type="float">
            <text:p>2,356431694477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.6006006006006" calcext:value-type="float">
            <text:p>4,60060060060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916777028376807" calcext:value-type="float">
            <text:p>0,916777028376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40480119759408" calcext:value-type="float">
            <text:p>0,840480119759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3.51253444222449" calcext:value-type="float">
            <text:p>3,5125344422244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9.09118236472946" calcext:value-type="float">
            <text:p>9,0911823647294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3.6611581122149" calcext:value-type="float">
            <text:p>23,661158112214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559.850403211231" calcext:value-type="float">
            <text:p>559,85040321123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1-05 06:58:5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1-05 04:27:4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8.66349226720719" calcext:value-type="float">
            <text:p>8,6634922672071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96434086779227" calcext:value-type="float">
            <text:p>9,96434086779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826745.8898899" calcext:value-type="float">
            <text:p>41826745,8898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891331" calcext:value-type="float">
            <text:p>41891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824460" calcext:value-type="float">
            <text:p>418244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26.42158775969" calcext:value-type="float">
            <text:p>8426,4215877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1004580.7746625" calcext:value-type="float">
            <text:p>71004580,7746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1"/>
          <table:table-cell table:number-columns-repeated="1006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8.192258" calcext:value-type="float">
            <text:p>1,82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234233" calcext:value-type="float">
            <text:p>4,23E+00</text:p>
          </table:table-cell>
          <table:table-cell table:style-name="ce12" office:value-type="float" office:value="4.20684666666667" calcext:value-type="float">
            <text:p>4,21E+00</text:p>
          </table:table-cell>
          <table:table-cell table:style-name="ce12" office:value-type="float" office:value="4.102453" calcext:value-type="float">
            <text:p>4,10E+00</text:p>
          </table:table-cell>
          <table:table-cell table:style-name="ce12" office:value-type="float" office:value="4.283854" calcext:value-type="float">
            <text:p>4,28E+00</text:p>
          </table:table-cell>
          <table:table-cell table:style-name="ce12" office:value-type="float" office:value="0.0937501420816702" calcext:value-type="float">
            <text:p>9,38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.250521" calcext:value-type="float">
            <text:p>2,25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.553726" calcext:value-type="float">
            <text:p>1,55E+00</text:p>
          </table:table-cell>
          <table:table-cell table:style-name="ce12" office:value-type="float" office:value="1.531553" calcext:value-type="float">
            <text:p>1,53E+00</text:p>
          </table:table-cell>
          <table:table-cell table:style-name="ce12" office:value-type="float" office:value="1.575899" calcext:value-type="float">
            <text:p>1,58E+00</text:p>
          </table:table-cell>
          <table:table-cell table:style-name="ce12" office:value-type="float" office:value="0.0313573573184986" calcext:value-type="float">
            <text:p>3,14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982519" calcext:value-type="float">
            <text:p>9,8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26469" calcext:value-type="float">
            <text:p>9,26E-01</text:p>
          </table:table-cell>
          <table:table-cell table:style-name="ce12" office:value-type="float" office:value="0.927573666666667" calcext:value-type="float">
            <text:p>9,28E-01</text:p>
          </table:table-cell>
          <table:table-cell table:style-name="ce12" office:value-type="float" office:value="0.924109" calcext:value-type="float">
            <text:p>9,24E-01</text:p>
          </table:table-cell>
          <table:table-cell table:style-name="ce12" office:value-type="float" office:value="0.932143" calcext:value-type="float">
            <text:p>9,32E-01</text:p>
          </table:table-cell>
          <table:table-cell table:style-name="ce12" office:value-type="float" office:value="0.00412934684100685" calcext:value-type="float">
            <text:p>4,13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82986" calcext:value-type="float">
            <text:p>8,83E-01</text:p>
          </table:table-cell>
          <table:table-cell table:style-name="ce12" office:value-type="float" office:value="0.878156" calcext:value-type="float">
            <text:p>8,78E-01</text:p>
          </table:table-cell>
          <table:table-cell table:style-name="ce12" office:value-type="float" office:value="0.86528" calcext:value-type="float">
            <text:p>8,65E-01</text:p>
          </table:table-cell>
          <table:table-cell table:style-name="ce12" office:value-type="float" office:value="0.886202" calcext:value-type="float">
            <text:p>8,86E-01</text:p>
          </table:table-cell>
          <table:table-cell table:style-name="ce12" office:value-type="float" office:value="0.0112662858121033" calcext:value-type="float">
            <text:p>1,1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75534" calcext:value-type="float">
            <text:p>8,76E-01</text:p>
          </table:table-cell>
          <table:table-cell table:style-name="ce12" office:value-type="float" office:value="0.877296333333333" calcext:value-type="float">
            <text:p>8,77E-01</text:p>
          </table:table-cell>
          <table:table-cell table:style-name="ce12" office:value-type="float" office:value="0.86995" calcext:value-type="float">
            <text:p>8,70E-01</text:p>
          </table:table-cell>
          <table:table-cell table:style-name="ce12" office:value-type="float" office:value="0.886405" calcext:value-type="float">
            <text:p>8,86E-01</text:p>
          </table:table-cell>
          <table:table-cell table:style-name="ce12" office:value-type="float" office:value="0.00836786235148102" calcext:value-type="float">
            <text:p>8,37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73941" calcext:value-type="float">
            <text:p>8,74E-01</text:p>
          </table:table-cell>
          <table:table-cell table:style-name="ce12" office:value-type="float" office:value="0.889888" calcext:value-type="float">
            <text:p>8,90E-01</text:p>
          </table:table-cell>
          <table:table-cell table:style-name="ce12" office:value-type="float" office:value="0.852765" calcext:value-type="float">
            <text:p>8,53E-01</text:p>
          </table:table-cell>
          <table:table-cell table:style-name="ce12" office:value-type="float" office:value="0.982507" calcext:value-type="float">
            <text:p>9,83E-01</text:p>
          </table:table-cell>
          <table:table-cell table:style-name="ce12" office:value-type="float" office:value="0.0374077873978133" calcext:value-type="float">
            <text:p>3,74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process</text:p>
          </table:table-cell>
          <table:table-cell table:number-columns-repeated="4" table:style-name="ce10" office:value-type="float" office:value="0.325665" calcext:value-type="float">
            <text:p>3,26E-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325352" calcext:value-type="float">
            <text:p>3,25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5892" calcext:value-type="float">
            <text:p>2,59E-01</text:p>
          </table:table-cell>
          <table:table-cell table:style-name="ce12" office:value-type="float" office:value="0.25757625" calcext:value-type="float">
            <text:p>2,58E-01</text:p>
          </table:table-cell>
          <table:table-cell table:style-name="ce12" office:value-type="float" office:value="0.245562" calcext:value-type="float">
            <text:p>2,46E-01</text:p>
          </table:table-cell>
          <table:table-cell table:style-name="ce12" office:value-type="float" office:value="0.263119" calcext:value-type="float">
            <text:p>2,63E-01</text:p>
          </table:table-cell>
          <table:table-cell table:style-name="ce12" office:value-type="float" office:value="0.00513337734165512" calcext:value-type="float">
            <text:p>5,13E-03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50066" calcext:value-type="float">
            <text:p>2,50E-01</text:p>
          </table:table-cell>
          <table:table-cell table:style-name="ce12" office:value-type="float" office:value="0.251825769230769" calcext:value-type="float">
            <text:p>2,52E-01</text:p>
          </table:table-cell>
          <table:table-cell table:style-name="ce12" office:value-type="float" office:value="0.245485" calcext:value-type="float">
            <text:p>2,45E-01</text:p>
          </table:table-cell>
          <table:table-cell table:style-name="ce12" office:value-type="float" office:value="0.268197" calcext:value-type="float">
            <text:p>2,68E-01</text:p>
          </table:table-cell>
          <table:table-cell table:style-name="ce12" office:value-type="float" office:value="0.00556879092433665" calcext:value-type="float">
            <text:p>5,57E-03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8003" calcext:value-type="float">
            <text:p>2,48E-01</text:p>
          </table:table-cell>
          <table:table-cell table:style-name="ce12" office:value-type="float" office:value="0.246849083333333" calcext:value-type="float">
            <text:p>2,47E-01</text:p>
          </table:table-cell>
          <table:table-cell table:style-name="ce12" office:value-type="float" office:value="0.241497" calcext:value-type="float">
            <text:p>2,41E-01</text:p>
          </table:table-cell>
          <table:table-cell table:style-name="ce12" office:value-type="float" office:value="0.25259" calcext:value-type="float">
            <text:p>2,53E-01</text:p>
          </table:table-cell>
          <table:table-cell table:style-name="ce12" office:value-type="float" office:value="0.00408913345917808" calcext:value-type="float">
            <text:p>4,09E-03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235533" calcext:value-type="float">
            <text:p>2,3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31138" calcext:value-type="float">
            <text:p>2,3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277125" calcext:value-type="float">
            <text:p>2,28E-01</text:p>
          </table:table-cell>
          <table:table-cell table:style-name="ce12" office:value-type="float" office:value="0.225912714285714" calcext:value-type="float">
            <text:p>2,26E-01</text:p>
          </table:table-cell>
          <table:table-cell table:style-name="ce12" office:value-type="float" office:value="0.129029" calcext:value-type="float">
            <text:p>1,29E-01</text:p>
          </table:table-cell>
          <table:table-cell table:style-name="ce12" office:value-type="float" office:value="0.325311" calcext:value-type="float">
            <text:p>3,25E-01</text:p>
          </table:table-cell>
          <table:table-cell table:style-name="ce12" office:value-type="float" office:value="0.0398221388163932" calcext:value-type="float">
            <text:p>3,98E-02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26381" calcext:value-type="float">
            <text:p>2,26E-01</text:p>
          </table:table-cell>
          <table:table-cell table:style-name="ce12" office:value-type="float" office:value="0.227294333333333" calcext:value-type="float">
            <text:p>2,27E-01</text:p>
          </table:table-cell>
          <table:table-cell table:style-name="ce12" office:value-type="float" office:value="0.224779" calcext:value-type="float">
            <text:p>2,25E-01</text:p>
          </table:table-cell>
          <table:table-cell table:style-name="ce12" office:value-type="float" office:value="0.230723" calcext:value-type="float">
            <text:p>2,31E-01</text:p>
          </table:table-cell>
          <table:table-cell table:style-name="ce12" office:value-type="float" office:value="0.00307545400442493" calcext:value-type="float">
            <text:p>3,0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25126" calcext:value-type="float">
            <text:p>2,25E-01</text:p>
          </table:table-cell>
          <table:table-cell table:style-name="ce12" office:value-type="float" office:value="0.226895333333333" calcext:value-type="float">
            <text:p>2,27E-01</text:p>
          </table:table-cell>
          <table:table-cell table:style-name="ce12" office:value-type="float" office:value="0.223536" calcext:value-type="float">
            <text:p>2,24E-01</text:p>
          </table:table-cell>
          <table:table-cell table:style-name="ce12" office:value-type="float" office:value="0.232024" calcext:value-type="float">
            <text:p>2,32E-01</text:p>
          </table:table-cell>
          <table:table-cell table:style-name="ce12" office:value-type="float" office:value="0.00451214376248511" calcext:value-type="float">
            <text:p>4,51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21982" calcext:value-type="float">
            <text:p>2,2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09909" calcext:value-type="float">
            <text:p>2,10E-01</text:p>
          </table:table-cell>
          <table:table-cell table:style-name="ce12" office:value-type="float" office:value="0.209750333333333" calcext:value-type="float">
            <text:p>2,10E-01</text:p>
          </table:table-cell>
          <table:table-cell table:style-name="ce12" office:value-type="float" office:value="0.202966" calcext:value-type="float">
            <text:p>2,03E-01</text:p>
          </table:table-cell>
          <table:table-cell table:style-name="ce12" office:value-type="float" office:value="0.216376" calcext:value-type="float">
            <text:p>2,16E-01</text:p>
          </table:table-cell>
          <table:table-cell table:style-name="ce12" office:value-type="float" office:value="0.00670640785617259" calcext:value-type="float">
            <text:p>6,71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20836" calcext:value-type="float">
            <text:p>2,08E-01</text:p>
          </table:table-cell>
          <table:table-cell table:style-name="ce12" office:value-type="float" office:value="0.207032333333333" calcext:value-type="float">
            <text:p>2,07E-01</text:p>
          </table:table-cell>
          <table:table-cell table:style-name="ce12" office:value-type="float" office:value="0.188856" calcext:value-type="float">
            <text:p>1,89E-01</text:p>
          </table:table-cell>
          <table:table-cell table:style-name="ce12" office:value-type="float" office:value="0.223881" calcext:value-type="float">
            <text:p>2,24E-01</text:p>
          </table:table-cell>
          <table:table-cell table:style-name="ce12" office:value-type="float" office:value="0.017550204566709" calcext:value-type="float">
            <text:p>1,7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92573" calcext:value-type="float">
            <text:p>1,93E-01</text:p>
          </table:table-cell>
          <table:table-cell table:style-name="ce12" office:value-type="float" office:value="0.183589666666667" calcext:value-type="float">
            <text:p>1,84E-01</text:p>
          </table:table-cell>
          <table:table-cell table:style-name="ce12" office:value-type="float" office:value="0.129067" calcext:value-type="float">
            <text:p>1,29E-01</text:p>
          </table:table-cell>
          <table:table-cell table:style-name="ce12" office:value-type="float" office:value="0.229129" calcext:value-type="float">
            <text:p>2,29E-01</text:p>
          </table:table-cell>
          <table:table-cell table:style-name="ce12" office:value-type="float" office:value="0.0506322641142319" calcext:value-type="float">
            <text:p>5,0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63004" calcext:value-type="float">
            <text:p>1,6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16153" calcext:value-type="float">
            <text:p>1,62E-01</text:p>
          </table:table-cell>
          <table:table-cell table:style-name="ce12" office:value-type="float" office:value="0.155501" calcext:value-type="float">
            <text:p>1,56E-01</text:p>
          </table:table-cell>
          <table:table-cell table:style-name="ce12" office:value-type="float" office:value="0.167559" calcext:value-type="float">
            <text:p>1,68E-01</text:p>
          </table:table-cell>
          <table:table-cell table:style-name="ce12" office:value-type="float" office:value="0.00852629356754738" calcext:value-type="float">
            <text:p>8,53E-03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8181" calcext:value-type="float">
            <text:p>1,58E-01</text:p>
          </table:table-cell>
          <table:table-cell table:style-name="ce12" office:value-type="float" office:value="0.157319666666667" calcext:value-type="float">
            <text:p>1,57E-01</text:p>
          </table:table-cell>
          <table:table-cell table:style-name="ce12" office:value-type="float" office:value="0.155512" calcext:value-type="float">
            <text:p>1,56E-01</text:p>
          </table:table-cell>
          <table:table-cell table:style-name="ce12" office:value-type="float" office:value="0.158266" calcext:value-type="float">
            <text:p>1,58E-01</text:p>
          </table:table-cell>
          <table:table-cell table:style-name="ce12" office:value-type="float" office:value="0.0015660620464507" calcext:value-type="float">
            <text:p>1,57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82737" calcext:value-type="float">
            <text:p>8,27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0.0803945" calcext:value-type="float">
            <text:p>8,04E-02</text:p>
          </table:table-cell>
          <table:table-cell table:style-name="ce12" office:value-type="float" office:value="0.077622" calcext:value-type="float">
            <text:p>7,76E-02</text:p>
          </table:table-cell>
          <table:table-cell table:style-name="ce12" office:value-type="float" office:value="0.083167" calcext:value-type="float">
            <text:p>8,32E-02</text:p>
          </table:table-cell>
          <table:table-cell table:style-name="ce12" office:value-type="float" office:value="0.0039209071016794" calcext:value-type="float">
            <text:p>3,92E-03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77162" calcext:value-type="float">
            <text:p>7,72E-02</text:p>
          </table:table-cell>
          <table:table-cell table:style-name="ce12" office:value-type="float" office:value="0.0762133333333333" calcext:value-type="float">
            <text:p>7,62E-02</text:p>
          </table:table-cell>
          <table:table-cell table:style-name="ce12" office:value-type="float" office:value="0.073742" calcext:value-type="float">
            <text:p>7,37E-02</text:p>
          </table:table-cell>
          <table:table-cell table:style-name="ce12" office:value-type="float" office:value="0.077736" calcext:value-type="float">
            <text:p>7,77E-02</text:p>
          </table:table-cell>
          <table:table-cell table:style-name="ce12" office:value-type="float" office:value="0.00215939466826547" calcext:value-type="float">
            <text:p>2,16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5267" calcext:value-type="float">
            <text:p>7,53E-02</text:p>
          </table:table-cell>
          <table:table-cell table:style-name="ce12" office:value-type="float" office:value="0.0755856666666667" calcext:value-type="float">
            <text:p>7,56E-02</text:p>
          </table:table-cell>
          <table:table-cell table:style-name="ce12" office:value-type="float" office:value="0.075262" calcext:value-type="float">
            <text:p>7,53E-02</text:p>
          </table:table-cell>
          <table:table-cell table:style-name="ce12" office:value-type="float" office:value="0.076228" calcext:value-type="float">
            <text:p>7,62E-02</text:p>
          </table:table-cell>
          <table:table-cell table:style-name="ce12" office:value-type="float" office:value="0.000556282602040841" calcext:value-type="float">
            <text:p>5,56E-04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75" calcext:value-type="float">
            <text:p>7,50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074913" calcext:value-type="float">
            <text:p>7,49E-02</text:p>
          </table:table-cell>
          <table:table-cell table:style-name="ce12" office:value-type="float" office:value="0.073981" calcext:value-type="float">
            <text:p>7,40E-02</text:p>
          </table:table-cell>
          <table:table-cell table:style-name="ce12" office:value-type="float" office:value="0.075845" calcext:value-type="float">
            <text:p>7,58E-02</text:p>
          </table:table-cell>
          <table:table-cell table:style-name="ce12" office:value-type="float" office:value="0.00131804704013173" calcext:value-type="float">
            <text:p>1,32E-03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16666666666667" calcext:value-type="float">
            <text:p>6,17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102985730108887" calcext:value-type="float">
            <text:p>1,03E-06</text:p>
          </table:table-cell>
          <table:table-cell table:style-name="ce15" office:value-type="float" office:value="12" calcext:value-type="float">
            <text:p>12</text:p>
          </table:table-cell>
          <table:table-cell table:style-name="ce21" table:number-columns-repeated="1017"/>
        </table:table-row>
        <table:table-row table:style-name="ro1" table:number-rows-repeated="5">
          <table:table-cell/>
          <table:table-cell table:style-name="ce21"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2" table:default-cell-style-name="ce24"/>
        <table:table-column table:style-name="co4" table:number-columns-repeated="8" table:default-cell-style-name="ce24"/>
        <table:table-column table:style-name="co3" table:number-columns-repeated="3" table:default-cell-style-name="ce24"/>
        <table:table-column table:style-name="co5" table:default-cell-style-name="ce24"/>
        <table:table-column table:style-name="co6" table:number-columns-repeated="1008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logTime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ctCod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nt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19317536986251" calcext:value-type="float">
            <text:p>3,19317536986251</text:p>
          </table:table-cell>
          <table:table-cell office:value-type="string" calcext:value-type="string">
            <text:p>-</text:p>
          </table:table-cell>
          <table:table-cell office:value-type="float" office:value="3.94204744519724" calcext:value-type="float">
            <text:p>3,94204744519724</text:p>
          </table:table-cell>
          <table:table-cell office:value-type="float" office:value="3.32067039860452" calcext:value-type="float">
            <text:p>3,3206703986045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-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-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.66366636663666" calcext:value-type="float">
            <text:p>4,663666366636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941742898602656" calcext:value-type="float">
            <text:p>0,941742898602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86879687068532" calcext:value-type="float">
            <text:p>0,886879687068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1.0409836705315" calcext:value-type="float">
            <text:p>11,0409836705315</text:p>
          </table:table-cell>
          <table:table-cell office:value-type="string" calcext:value-type="string">
            <text:p>-</text:p>
          </table:table-cell>
          <table:table-cell office:value-type="float" office:value="6.04184631213753" calcext:value-type="float">
            <text:p>6,04184631213753</text:p>
          </table:table-cell>
          <table:table-cell office:value-type="float" office:value="2.50512018303908" calcext:value-type="float">
            <text:p>2,505120183039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1.0409836705315" calcext:value-type="float">
            <text:p>11,0409836705315</text:p>
          </table:table-cell>
          <table:table-cell office:value-type="string" calcext:value-type="string">
            <text:p>-</text:p>
          </table:table-cell>
          <table:table-cell office:value-type="float" office:value="6.04184631213753" calcext:value-type="float">
            <text:p>6,04184631213753</text:p>
          </table:table-cell>
          <table:table-cell office:value-type="float" office:value="2.50512018303908" calcext:value-type="float">
            <text:p>2,505120183039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.66366636663666" calcext:value-type="float">
            <text:p>4,663666366636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941742898602656" calcext:value-type="float">
            <text:p>0,941742898602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86879687068532" calcext:value-type="float">
            <text:p>0,886879687068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4466" calcext:value-type="float">
            <text:p>446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2.93477892260679" calcext:value-type="float">
            <text:p>2,9347789226067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4.37837567513503" calcext:value-type="float">
            <text:p>4,3783756751350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2.0768096096676" calcext:value-type="float">
            <text:p>12,076809609667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45.84933034816" calcext:value-type="float">
            <text:p>145,8493303481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1-05 16:37:1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1-05 04:27:4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1.7424383224621" calcext:value-type="float">
            <text:p>11,742438322462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2875681028339" calcext:value-type="float">
            <text:p>13,2875681028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831735.2693269" calcext:value-type="float">
            <text:p>41831735,2693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950990" calcext:value-type="float">
            <text:p>419509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824460" calcext:value-type="float">
            <text:p>418244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79.91805777053" calcext:value-type="float">
            <text:p>9979,91805777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598764.4398143" calcext:value-type="float">
            <text:p>99598764,439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6.797392" calcext:value-type="float">
            <text:p>1,6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018902" calcext:value-type="float">
            <text:p>4,02E+00</text:p>
          </table:table-cell>
          <table:table-cell table:style-name="ce12" office:value-type="float" office:value="3.93443133333333" calcext:value-type="float">
            <text:p>3,93E+00</text:p>
          </table:table-cell>
          <table:table-cell table:style-name="ce12" office:value-type="float" office:value="3.715933" calcext:value-type="float">
            <text:p>3,72E+00</text:p>
          </table:table-cell>
          <table:table-cell table:style-name="ce12" office:value-type="float" office:value="4.068459" calcext:value-type="float">
            <text:p>4,07E+00</text:p>
          </table:table-cell>
          <table:table-cell table:style-name="ce12" office:value-type="float" office:value="0.190840549449883" calcext:value-type="float">
            <text:p>1,91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1.944839" calcext:value-type="float">
            <text:p>1,9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.42001" calcext:value-type="float">
            <text:p>1,42E+00</text:p>
          </table:table-cell>
          <table:table-cell table:style-name="ce12" office:value-type="float" office:value="1.283336" calcext:value-type="float">
            <text:p>1,28E+00</text:p>
          </table:table-cell>
          <table:table-cell table:style-name="ce12" office:value-type="float" office:value="1.556684" calcext:value-type="float">
            <text:p>1,56E+00</text:p>
          </table:table-cell>
          <table:table-cell table:style-name="ce12" office:value-type="float" office:value="0.19328622442378" calcext:value-type="float">
            <text:p>1,93E-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893997" calcext:value-type="float">
            <text:p>8,94E-01</text:p>
          </table:table-cell>
          <table:table-cell table:style-name="ce12" office:value-type="float" office:value="0.884459333333333" calcext:value-type="float">
            <text:p>8,84E-01</text:p>
          </table:table-cell>
          <table:table-cell table:style-name="ce12" office:value-type="float" office:value="0.856453" calcext:value-type="float">
            <text:p>8,56E-01</text:p>
          </table:table-cell>
          <table:table-cell table:style-name="ce12" office:value-type="float" office:value="0.902928" calcext:value-type="float">
            <text:p>9,03E-01</text:p>
          </table:table-cell>
          <table:table-cell table:style-name="ce12" office:value-type="float" office:value="0.0246618474639134" calcext:value-type="float">
            <text:p>2,47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23323" calcext:value-type="float">
            <text:p>8,23E-01</text:p>
          </table:table-cell>
          <table:table-cell table:style-name="ce12" office:value-type="float" office:value="0.82041075" calcext:value-type="float">
            <text:p>8,20E-01</text:p>
          </table:table-cell>
          <table:table-cell table:style-name="ce12" office:value-type="float" office:value="0.740742" calcext:value-type="float">
            <text:p>7,41E-01</text:p>
          </table:table-cell>
          <table:table-cell table:style-name="ce12" office:value-type="float" office:value="0.892416" calcext:value-type="float">
            <text:p>8,92E-01</text:p>
          </table:table-cell>
          <table:table-cell table:style-name="ce12" office:value-type="float" office:value="0.041710416281624" calcext:value-type="float">
            <text:p>4,17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821733" calcext:value-type="float">
            <text:p>8,2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12369" calcext:value-type="float">
            <text:p>8,12E-01</text:p>
          </table:table-cell>
          <table:table-cell table:style-name="ce12" office:value-type="float" office:value="0.819193333333333" calcext:value-type="float">
            <text:p>8,19E-01</text:p>
          </table:table-cell>
          <table:table-cell table:style-name="ce12" office:value-type="float" office:value="0.807111" calcext:value-type="float">
            <text:p>8,07E-01</text:p>
          </table:table-cell>
          <table:table-cell table:style-name="ce12" office:value-type="float" office:value="0.8381" calcext:value-type="float">
            <text:p>8,38E-01</text:p>
          </table:table-cell>
          <table:table-cell table:style-name="ce12" office:value-type="float" office:value="0.0165833704153689" calcext:value-type="float">
            <text:p>1,6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04953" calcext:value-type="float">
            <text:p>8,05E-01</text:p>
          </table:table-cell>
          <table:table-cell table:style-name="ce12" office:value-type="float" office:value="0.815931" calcext:value-type="float">
            <text:p>8,16E-01</text:p>
          </table:table-cell>
          <table:table-cell table:style-name="ce12" office:value-type="float" office:value="0.803751" calcext:value-type="float">
            <text:p>8,04E-01</text:p>
          </table:table-cell>
          <table:table-cell table:style-name="ce12" office:value-type="float" office:value="0.839089" calcext:value-type="float">
            <text:p>8,39E-01</text:p>
          </table:table-cell>
          <table:table-cell table:style-name="ce12" office:value-type="float" office:value="0.0200644193536718" calcext:value-type="float">
            <text:p>2,01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364545" calcext:value-type="float">
            <text:p>3,65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364252" calcext:value-type="float">
            <text:p>3,6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317113" calcext:value-type="float">
            <text:p>3,17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46202" calcext:value-type="float">
            <text:p>2,4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21" calcext:value-type="float">
            <text:p>2,42E-01</text:p>
          </table:table-cell>
          <table:table-cell table:style-name="ce12" office:value-type="float" office:value="0.235692916666667" calcext:value-type="float">
            <text:p>2,36E-01</text:p>
          </table:table-cell>
          <table:table-cell table:style-name="ce12" office:value-type="float" office:value="0.192075" calcext:value-type="float">
            <text:p>1,92E-01</text:p>
          </table:table-cell>
          <table:table-cell table:style-name="ce12" office:value-type="float" office:value="0.248469" calcext:value-type="float">
            <text:p>2,48E-01</text:p>
          </table:table-cell>
          <table:table-cell table:style-name="ce12" office:value-type="float" office:value="0.0165656323341063" calcext:value-type="float">
            <text:p>1,66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41926" calcext:value-type="float">
            <text:p>2,42E-01</text:p>
          </table:table-cell>
          <table:table-cell table:style-name="ce12" office:value-type="float" office:value="0.232627076923077" calcext:value-type="float">
            <text:p>2,33E-01</text:p>
          </table:table-cell>
          <table:table-cell table:style-name="ce12" office:value-type="float" office:value="0.188235" calcext:value-type="float">
            <text:p>1,88E-01</text:p>
          </table:table-cell>
          <table:table-cell table:style-name="ce12" office:value-type="float" office:value="0.252986" calcext:value-type="float">
            <text:p>2,53E-01</text:p>
          </table:table-cell>
          <table:table-cell table:style-name="ce12" office:value-type="float" office:value="0.0193244899823235" calcext:value-type="float">
            <text:p>1,93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1325" calcext:value-type="float">
            <text:p>2,13E-01</text:p>
          </table:table-cell>
          <table:table-cell table:style-name="ce12" office:value-type="float" office:value="0.210848333333333" calcext:value-type="float">
            <text:p>2,11E-01</text:p>
          </table:table-cell>
          <table:table-cell table:style-name="ce12" office:value-type="float" office:value="0.188599" calcext:value-type="float">
            <text:p>1,89E-01</text:p>
          </table:table-cell>
          <table:table-cell table:style-name="ce12" office:value-type="float" office:value="0.22201" calcext:value-type="float">
            <text:p>2,22E-01</text:p>
          </table:table-cell>
          <table:table-cell table:style-name="ce12" office:value-type="float" office:value="0.00890314838422427" calcext:value-type="float">
            <text:p>8,90E-03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007275" calcext:value-type="float">
            <text:p>2,01E-01</text:p>
          </table:table-cell>
          <table:table-cell table:style-name="ce12" office:value-type="float" office:value="0.207474785714286" calcext:value-type="float">
            <text:p>2,07E-01</text:p>
          </table:table-cell>
          <table:table-cell table:style-name="ce12" office:value-type="float" office:value="0.131261" calcext:value-type="float">
            <text:p>1,31E-01</text:p>
          </table:table-cell>
          <table:table-cell table:style-name="ce12" office:value-type="float" office:value="0.364224" calcext:value-type="float">
            <text:p>3,64E-01</text:p>
          </table:table-cell>
          <table:table-cell table:style-name="ce12" office:value-type="float" office:value="0.0581110732082285" calcext:value-type="float">
            <text:p>5,81E-02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198453" calcext:value-type="float">
            <text:p>1,98E-01</text:p>
          </table:table-cell>
          <table:table-cell table:style-name="ce12" office:value-type="float" office:value="0.198143333333333" calcext:value-type="float">
            <text:p>1,98E-01</text:p>
          </table:table-cell>
          <table:table-cell table:style-name="ce12" office:value-type="float" office:value="0.152775" calcext:value-type="float">
            <text:p>1,53E-01</text:p>
          </table:table-cell>
          <table:table-cell table:style-name="ce12" office:value-type="float" office:value="0.243202" calcext:value-type="float">
            <text:p>2,43E-01</text:p>
          </table:table-cell>
          <table:table-cell table:style-name="ce12" office:value-type="float" office:value="0.0452142953316021" calcext:value-type="float">
            <text:p>4,5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192374" calcext:value-type="float">
            <text:p>1,92E-01</text:p>
          </table:table-cell>
          <table:table-cell table:style-name="ce12" office:value-type="float" office:value="0.193614" calcext:value-type="float">
            <text:p>1,94E-01</text:p>
          </table:table-cell>
          <table:table-cell table:style-name="ce12" office:value-type="float" office:value="0.154431" calcext:value-type="float">
            <text:p>1,54E-01</text:p>
          </table:table-cell>
          <table:table-cell table:style-name="ce12" office:value-type="float" office:value="0.234037" calcext:value-type="float">
            <text:p>2,34E-01</text:p>
          </table:table-cell>
          <table:table-cell table:style-name="ce12" office:value-type="float" office:value="0.0398174837100488" calcext:value-type="float">
            <text:p>3,98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186057" calcext:value-type="float">
            <text:p>1,86E-01</text:p>
          </table:table-cell>
          <table:table-cell table:style-name="ce12" office:value-type="float" office:value="0.192566" calcext:value-type="float">
            <text:p>1,93E-01</text:p>
          </table:table-cell>
          <table:table-cell table:style-name="ce12" office:value-type="float" office:value="0.156334" calcext:value-type="float">
            <text:p>1,56E-01</text:p>
          </table:table-cell>
          <table:table-cell table:style-name="ce12" office:value-type="float" office:value="0.235307" calcext:value-type="float">
            <text:p>2,35E-01</text:p>
          </table:table-cell>
          <table:table-cell table:style-name="ce12" office:value-type="float" office:value="0.039886827311783" calcext:value-type="float">
            <text:p>3,99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181768" calcext:value-type="float">
            <text:p>1,82E-01</text:p>
          </table:table-cell>
          <table:table-cell table:style-name="ce12" office:value-type="float" office:value="0.233205333333333" calcext:value-type="float">
            <text:p>2,33E-01</text:p>
          </table:table-cell>
          <table:table-cell table:style-name="ce12" office:value-type="float" office:value="0.165047" calcext:value-type="float">
            <text:p>1,65E-01</text:p>
          </table:table-cell>
          <table:table-cell table:style-name="ce12" office:value-type="float" office:value="0.352801" calcext:value-type="float">
            <text:p>3,53E-01</text:p>
          </table:table-cell>
          <table:table-cell table:style-name="ce12" office:value-type="float" office:value="0.103909771313064" calcext:value-type="float">
            <text:p>1,04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7162" calcext:value-type="float">
            <text:p>1,72E-01</text:p>
          </table:table-cell>
          <table:table-cell table:style-name="ce12" office:value-type="float" office:value="0.171396666666667" calcext:value-type="float">
            <text:p>1,71E-01</text:p>
          </table:table-cell>
          <table:table-cell table:style-name="ce12" office:value-type="float" office:value="0.131297" calcext:value-type="float">
            <text:p>1,31E-01</text:p>
          </table:table-cell>
          <table:table-cell table:style-name="ce12" office:value-type="float" office:value="0.211273" calcext:value-type="float">
            <text:p>2,11E-01</text:p>
          </table:table-cell>
          <table:table-cell table:style-name="ce12" office:value-type="float" office:value="0.0399884677417544" calcext:value-type="float">
            <text:p>4,00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66977" calcext:value-type="float">
            <text:p>1,67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57956" calcext:value-type="float">
            <text:p>1,58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1560765" calcext:value-type="float">
            <text:p>1,56E-01</text:p>
          </table:table-cell>
          <table:table-cell table:style-name="ce12" office:value-type="float" office:value="0.142148" calcext:value-type="float">
            <text:p>1,42E-01</text:p>
          </table:table-cell>
          <table:table-cell table:style-name="ce12" office:value-type="float" office:value="0.170005" calcext:value-type="float">
            <text:p>1,70E-01</text:p>
          </table:table-cell>
          <table:table-cell table:style-name="ce12" office:value-type="float" office:value="0.0196978736035137" calcext:value-type="float">
            <text:p>1,97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0955" calcext:value-type="float">
            <text:p>1,51E-01</text:p>
          </table:table-cell>
          <table:table-cell table:style-name="ce12" office:value-type="float" office:value="0.156142666666667" calcext:value-type="float">
            <text:p>1,56E-01</text:p>
          </table:table-cell>
          <table:table-cell table:style-name="ce12" office:value-type="float" office:value="0.131846" calcext:value-type="float">
            <text:p>1,32E-01</text:p>
          </table:table-cell>
          <table:table-cell table:style-name="ce12" office:value-type="float" office:value="0.185627" calcext:value-type="float">
            <text:p>1,86E-01</text:p>
          </table:table-cell>
          <table:table-cell table:style-name="ce12" office:value-type="float" office:value="0.0272632152236917" calcext:value-type="float">
            <text:p>2,7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78024" calcext:value-type="float">
            <text:p>7,80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76057" calcext:value-type="float">
            <text:p>7,61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3765" calcext:value-type="float">
            <text:p>7,38E-02</text:p>
          </table:table-cell>
          <table:table-cell table:style-name="ce12" office:value-type="float" office:value="0.064055" calcext:value-type="float">
            <text:p>6,41E-02</text:p>
          </table:table-cell>
          <table:table-cell table:style-name="ce12" office:value-type="float" office:value="0.039819" calcext:value-type="float">
            <text:p>3,98E-02</text:p>
          </table:table-cell>
          <table:table-cell table:style-name="ce12" office:value-type="float" office:value="0.078581" calcext:value-type="float">
            <text:p>7,86E-02</text:p>
          </table:table-cell>
          <table:table-cell table:style-name="ce12" office:value-type="float" office:value="0.0211266712001678" calcext:value-type="float">
            <text:p>2,11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0660485" calcext:value-type="float">
            <text:p>6,60E-02</text:p>
          </table:table-cell>
          <table:table-cell table:style-name="ce10" office:value-type="float" office:value="0.045854" calcext:value-type="float">
            <text:p>4,59E-02</text:p>
          </table:table-cell>
          <table:table-cell table:style-name="ce10" office:value-type="float" office:value="0.086243" calcext:value-type="float">
            <text:p>8,62E-02</text:p>
          </table:table-cell>
          <table:table-cell table:style-name="ce10" office:value-type="float" office:value="0.0285593357853435" calcext:value-type="float">
            <text:p>2,86E-02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058789" calcext:value-type="float">
            <text:p>5,88E-02</text:p>
          </table:table-cell>
          <table:table-cell table:style-name="ce12" office:value-type="float" office:value="0.039041" calcext:value-type="float">
            <text:p>3,90E-02</text:p>
          </table:table-cell>
          <table:table-cell table:style-name="ce12" office:value-type="float" office:value="0.078537" calcext:value-type="float">
            <text:p>7,85E-02</text:p>
          </table:table-cell>
          <table:table-cell table:style-name="ce12" office:value-type="float" office:value="0.0279278894297439" calcext:value-type="float">
            <text:p>2,79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46274" calcext:value-type="float">
            <text:p>4,63E-02</text:p>
          </table:table-cell>
          <table:table-cell table:style-name="ce12" office:value-type="float" office:value="0.0565806666666667" calcext:value-type="float">
            <text:p>5,66E-02</text:p>
          </table:table-cell>
          <table:table-cell table:style-name="ce12" office:value-type="float" office:value="0.038729" calcext:value-type="float">
            <text:p>3,87E-02</text:p>
          </table:table-cell>
          <table:table-cell table:style-name="ce12" office:value-type="float" office:value="0.084739" calcext:value-type="float">
            <text:p>8,47E-02</text:p>
          </table:table-cell>
          <table:table-cell table:style-name="ce12" office:value-type="float" office:value="0.0246759104864103" calcext:value-type="float">
            <text:p>2,47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733333333333333" calcext:value-type="float">
            <text:p>7,33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2" calcext:value-type="float">
            <text:p>2,00E-05</text:p>
          </table:table-cell>
          <table:table-cell table:style-name="ce12" office:value-type="float" office:value="0.00000407505344824588" calcext:value-type="float">
            <text:p>4,08E-06</text:p>
          </table:table-cell>
          <table:table-cell table:style-name="ce15" office:value-type="float" office:value="12" calcext:value-type="float">
            <text:p>12</text:p>
          </table:table-cell>
          <table:table-cell table:style-name="ce21" table:number-columns-repeated="1017"/>
        </table:table-row>
        <table:table-row table:style-name="ro1" table:number-rows-repeated="5">
          <table:table-cell/>
          <table:table-cell table:style-name="ce21"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3" table:default-cell-style-name="ce24"/>
        <table:table-column table:style-name="co4" table:number-columns-repeated="7" table:default-cell-style-name="ce24"/>
        <table:table-column table:style-name="co3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5" table:default-cell-style-name="ce24"/>
        <table:table-column table:style-name="co6" table:number-columns-repeated="1007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18"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logTime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ctCod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nt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25504713820446" calcext:value-type="float">
            <text:p>3,25504713820446</text:p>
          </table:table-cell>
          <table:table-cell office:value-type="string" calcext:value-type="string">
            <text:p>-</text:p>
          </table:table-cell>
          <table:table-cell office:value-type="float" office:value="3.80493533176035" calcext:value-type="float">
            <text:p>3,80493533176035</text:p>
          </table:table-cell>
          <table:table-cell office:value-type="float" office:value="3.29929259744179" calcext:value-type="float">
            <text:p>3,299292597441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40085" calcext:value-type="float">
            <text:p>40085</text:p>
          </table:table-cell>
          <table:table-cell office:value-type="string" calcext:value-type="string">
            <text:p>-</text:p>
          </table:table-cell>
          <table:table-cell office:value-type="float" office:value="751" calcext:value-type="float">
            <text:p>7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40085" calcext:value-type="float">
            <text:p>40085</text:p>
          </table:table-cell>
          <table:table-cell office:value-type="string" calcext:value-type="string">
            <text:p>-</text:p>
          </table:table-cell>
          <table:table-cell office:value-type="float" office:value="751" calcext:value-type="float">
            <text:p>7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8.9997799978" calcext:value-type="float">
            <text:p>18,9997799978</text:p>
          </table:table-cell>
          <table:table-cell office:value-type="string" calcext:value-type="string">
            <text:p>-</text:p>
          </table:table-cell>
          <table:table-cell office:value-type="float" office:value="5.02629026290263" calcext:value-type="float">
            <text:p>5,026290262902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0491932495295829" calcext:value-type="float">
            <text:p>0,049193249529583</text:p>
          </table:table-cell>
          <table:table-cell office:value-type="string" calcext:value-type="string">
            <text:p>-</text:p>
          </table:table-cell>
          <table:table-cell office:value-type="float" office:value="0.999654351301245" calcext:value-type="float">
            <text:p>0,999654351301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00241997579927981" calcext:value-type="float">
            <text:p>0,00241997579928</text:p>
          </table:table-cell>
          <table:table-cell office:value-type="string" calcext:value-type="string">
            <text:p>-</text:p>
          </table:table-cell>
          <table:table-cell office:value-type="float" office:value="0.999308822075512" calcext:value-type="float">
            <text:p>0,999308822075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4.8763806797354" calcext:value-type="float">
            <text:p>14,8763806797354</text:p>
          </table:table-cell>
          <table:table-cell office:value-type="string" calcext:value-type="string">
            <text:p>-</text:p>
          </table:table-cell>
          <table:table-cell office:value-type="float" office:value="5.35926271008559" calcext:value-type="float">
            <text:p>5,35926271008559</text:p>
          </table:table-cell>
          <table:table-cell office:value-type="float" office:value="3.00162641780469" calcext:value-type="float">
            <text:p>3,001626417804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4.8763806797354" calcext:value-type="float">
            <text:p>14,8763806797354</text:p>
          </table:table-cell>
          <table:table-cell office:value-type="string" calcext:value-type="string">
            <text:p>-</text:p>
          </table:table-cell>
          <table:table-cell office:value-type="float" office:value="5.35926271008559" calcext:value-type="float">
            <text:p>5,35926271008559</text:p>
          </table:table-cell>
          <table:table-cell office:value-type="float" office:value="3.00162641780469" calcext:value-type="float">
            <text:p>3,001626417804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8.9997799978" calcext:value-type="float">
            <text:p>18,9997799978</text:p>
          </table:table-cell>
          <table:table-cell office:value-type="string" calcext:value-type="string">
            <text:p>-</text:p>
          </table:table-cell>
          <table:table-cell office:value-type="float" office:value="5.02629026290263" calcext:value-type="float">
            <text:p>5,026290262902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0491932495295829" calcext:value-type="float">
            <text:p>0,049193249529583</text:p>
          </table:table-cell>
          <table:table-cell office:value-type="string" calcext:value-type="string">
            <text:p>-</text:p>
          </table:table-cell>
          <table:table-cell office:value-type="float" office:value="0.999654351301245" calcext:value-type="float">
            <text:p>0,999654351301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00241997579927981" calcext:value-type="float">
            <text:p>0,00241997579928</text:p>
          </table:table-cell>
          <table:table-cell office:value-type="string" calcext:value-type="string">
            <text:p>-</text:p>
          </table:table-cell>
          <table:table-cell office:value-type="float" office:value="0.999308822075512" calcext:value-type="float">
            <text:p>0,999308822075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44879" calcext:value-type="float">
            <text:p>4487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2.67480177523096" calcext:value-type="float">
            <text:p>2,6748017752309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255.242504850097" calcext:value-type="float">
            <text:p>255,24250485009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22914256" calcext:value-type="float">
            <text:p>2291425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72554.0491245472" calcext:value-type="float">
            <text:p>72554,049124547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5264090044.36721" calcext:value-type="float">
            <text:p>5264090044,3672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7-01-12 01:33: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16-03-22 15:37: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4.7263822087472" calcext:value-type="float">
            <text:p>14,726382208747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609626047453" calcext:value-type="float">
            <text:p>16,609626047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6263653.6193562" calcext:value-type="float">
            <text:p>36263653,619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133458" calcext:value-type="float">
            <text:p>42133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350941" calcext:value-type="float">
            <text:p>3235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611943.62778936" calcext:value-type="float">
            <text:p>4611943,62778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270024025906.9" calcext:value-type="float">
            <text:p>21270024025906,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3.919844" calcext:value-type="float">
            <text:p>2,3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748381" calcext:value-type="float">
            <text:p>4,75E+00</text:p>
          </table:table-cell>
          <table:table-cell table:style-name="ce12" office:value-type="float" office:value="5.462986" calcext:value-type="float">
            <text:p>5,46E+00</text:p>
          </table:table-cell>
          <table:table-cell table:style-name="ce12" office:value-type="float" office:value="4.680432" calcext:value-type="float">
            <text:p>4,68E+00</text:p>
          </table:table-cell>
          <table:table-cell table:style-name="ce12" office:value-type="float" office:value="6.960145" calcext:value-type="float">
            <text:p>6,96E+00</text:p>
          </table:table-cell>
          <table:table-cell table:style-name="ce12" office:value-type="float" office:value="1.29702277162392" calcext:value-type="float">
            <text:p>1,3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3.780322" calcext:value-type="float">
            <text:p>3,7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2.053729" calcext:value-type="float">
            <text:p>2,05E+00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1.980054" calcext:value-type="float">
            <text:p>1,9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.979757" calcext:value-type="float">
            <text:p>1,9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.785377" calcext:value-type="float">
            <text:p>1,79E+00</text:p>
          </table:table-cell>
          <table:table-cell table:style-name="ce12" office:value-type="float" office:value="1.501937" calcext:value-type="float">
            <text:p>1,50E+00</text:p>
          </table:table-cell>
          <table:table-cell table:style-name="ce12" office:value-type="float" office:value="2.068817" calcext:value-type="float">
            <text:p>2,07E+00</text:p>
          </table:table-cell>
          <table:table-cell table:style-name="ce12" office:value-type="float" office:value="0.40084469211903" calcext:value-type="float">
            <text:p>4,01E-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.373302" calcext:value-type="float">
            <text:p>1,37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83266" calcext:value-type="float">
            <text:p>9,83E-01</text:p>
          </table:table-cell>
          <table:table-cell table:style-name="ce12" office:value-type="float" office:value="0.981689666666667" calcext:value-type="float">
            <text:p>9,82E-01</text:p>
          </table:table-cell>
          <table:table-cell table:style-name="ce12" office:value-type="float" office:value="0.969775" calcext:value-type="float">
            <text:p>9,70E-01</text:p>
          </table:table-cell>
          <table:table-cell table:style-name="ce12" office:value-type="float" office:value="0.992028" calcext:value-type="float">
            <text:p>9,92E-01</text:p>
          </table:table-cell>
          <table:table-cell table:style-name="ce12" office:value-type="float" office:value="0.0112099340913911" calcext:value-type="float">
            <text:p>1,1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81003" calcext:value-type="float">
            <text:p>8,81E-01</text:p>
          </table:table-cell>
          <table:table-cell table:style-name="ce12" office:value-type="float" office:value="0.860763333333333" calcext:value-type="float">
            <text:p>8,61E-01</text:p>
          </table:table-cell>
          <table:table-cell table:style-name="ce12" office:value-type="float" office:value="0.818883" calcext:value-type="float">
            <text:p>8,19E-01</text:p>
          </table:table-cell>
          <table:table-cell table:style-name="ce12" office:value-type="float" office:value="0.882404" calcext:value-type="float">
            <text:p>8,82E-01</text:p>
          </table:table-cell>
          <table:table-cell table:style-name="ce12" office:value-type="float" office:value="0.0362761966078768" calcext:value-type="float">
            <text:p>3,6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75631" calcext:value-type="float">
            <text:p>8,76E-01</text:p>
          </table:table-cell>
          <table:table-cell table:style-name="ce12" office:value-type="float" office:value="0.978577083333333" calcext:value-type="float">
            <text:p>9,79E-01</text:p>
          </table:table-cell>
          <table:table-cell table:style-name="ce12" office:value-type="float" office:value="0.766719" calcext:value-type="float">
            <text:p>7,67E-01</text:p>
          </table:table-cell>
          <table:table-cell table:style-name="ce12" office:value-type="float" office:value="2.053717" calcext:value-type="float">
            <text:p>2,05E+00</text:p>
          </table:table-cell>
          <table:table-cell table:style-name="ce12" office:value-type="float" office:value="0.344837801676108" calcext:value-type="float">
            <text:p>3,45E-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72975" calcext:value-type="float">
            <text:p>8,73E-01</text:p>
          </table:table-cell>
          <table:table-cell table:style-name="ce12" office:value-type="float" office:value="0.869748333333333" calcext:value-type="float">
            <text:p>8,70E-01</text:p>
          </table:table-cell>
          <table:table-cell table:style-name="ce12" office:value-type="float" office:value="0.844145" calcext:value-type="float">
            <text:p>8,44E-01</text:p>
          </table:table-cell>
          <table:table-cell table:style-name="ce12" office:value-type="float" office:value="0.892125" calcext:value-type="float">
            <text:p>8,92E-01</text:p>
          </table:table-cell>
          <table:table-cell table:style-name="ce12" office:value-type="float" office:value="0.0241521972775426" calcext:value-type="float">
            <text:p>2,4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606434" calcext:value-type="float">
            <text:p>6,06E-01</text:p>
          </table:table-cell>
          <table:table-cell table:style-name="ce12" office:value-type="float" office:value="0.955697" calcext:value-type="float">
            <text:p>9,56E-01</text:p>
          </table:table-cell>
          <table:table-cell table:style-name="ce12" office:value-type="float" office:value="0.485283" calcext:value-type="float">
            <text:p>4,85E-01</text:p>
          </table:table-cell>
          <table:table-cell table:style-name="ce12" office:value-type="float" office:value="1.775374" calcext:value-type="float">
            <text:p>1,78E+00</text:p>
          </table:table-cell>
          <table:table-cell table:style-name="ce12" office:value-type="float" office:value="0.712441000677951" calcext:value-type="float">
            <text:p>7,12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390825" calcext:value-type="float">
            <text:p>3,9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3683705" calcext:value-type="float">
            <text:p>3,68E-01</text:p>
          </table:table-cell>
          <table:table-cell table:style-name="ce12" office:value-type="float" office:value="0.152173" calcext:value-type="float">
            <text:p>1,52E-01</text:p>
          </table:table-cell>
          <table:table-cell table:style-name="ce12" office:value-type="float" office:value="0.584568" calcext:value-type="float">
            <text:p>5,85E-01</text:p>
          </table:table-cell>
          <table:table-cell table:style-name="ce12" office:value-type="float" office:value="0.305749436651157" calcext:value-type="float">
            <text:p>3,06E-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314311" calcext:value-type="float">
            <text:p>3,14E-01</text:p>
          </table:table-cell>
          <table:table-cell table:style-name="ce12" office:value-type="float" office:value="0.442038666666667" calcext:value-type="float">
            <text:p>4,42E-01</text:p>
          </table:table-cell>
          <table:table-cell table:style-name="ce12" office:value-type="float" office:value="0.248506" calcext:value-type="float">
            <text:p>2,49E-01</text:p>
          </table:table-cell>
          <table:table-cell table:style-name="ce12" office:value-type="float" office:value="0.763299" calcext:value-type="float">
            <text:p>7,63E-01</text:p>
          </table:table-cell>
          <table:table-cell table:style-name="ce12" office:value-type="float" office:value="0.280158394192166" calcext:value-type="float">
            <text:p>2,80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97283" calcext:value-type="float">
            <text:p>2,97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66011" calcext:value-type="float">
            <text:p>2,66E-01</text:p>
          </table:table-cell>
          <table:table-cell table:style-name="ce12" office:value-type="float" office:value="0.399202357142857" calcext:value-type="float">
            <text:p>3,99E-01</text:p>
          </table:table-cell>
          <table:table-cell table:style-name="ce12" office:value-type="float" office:value="0.156076" calcext:value-type="float">
            <text:p>1,56E-01</text:p>
          </table:table-cell>
          <table:table-cell table:style-name="ce12" office:value-type="float" office:value="1.979727" calcext:value-type="float">
            <text:p>1,98E+00</text:p>
          </table:table-cell>
          <table:table-cell table:style-name="ce12" office:value-type="float" office:value="0.479368542593372" calcext:value-type="float">
            <text:p>4,79E-01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60281" calcext:value-type="float">
            <text:p>2,60E-01</text:p>
          </table:table-cell>
          <table:table-cell table:style-name="ce12" office:value-type="float" office:value="0.257941333333333" calcext:value-type="float">
            <text:p>2,58E-01</text:p>
          </table:table-cell>
          <table:table-cell table:style-name="ce12" office:value-type="float" office:value="0.224508" calcext:value-type="float">
            <text:p>2,25E-01</text:p>
          </table:table-cell>
          <table:table-cell table:style-name="ce12" office:value-type="float" office:value="0.278414" calcext:value-type="float">
            <text:p>2,78E-01</text:p>
          </table:table-cell>
          <table:table-cell table:style-name="ce12" office:value-type="float" office:value="0.01514327649987" calcext:value-type="float">
            <text:p>1,51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40616" calcext:value-type="float">
            <text:p>2,41E-01</text:p>
          </table:table-cell>
          <table:table-cell table:style-name="ce12" office:value-type="float" office:value="0.312252333333333" calcext:value-type="float">
            <text:p>3,12E-01</text:p>
          </table:table-cell>
          <table:table-cell table:style-name="ce12" office:value-type="float" office:value="0.236528" calcext:value-type="float">
            <text:p>2,37E-01</text:p>
          </table:table-cell>
          <table:table-cell table:style-name="ce12" office:value-type="float" office:value="0.459613" calcext:value-type="float">
            <text:p>4,60E-01</text:p>
          </table:table-cell>
          <table:table-cell table:style-name="ce12" office:value-type="float" office:value="0.127634448705408" calcext:value-type="float">
            <text:p>1,28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29839" calcext:value-type="float">
            <text:p>2,30E-01</text:p>
          </table:table-cell>
          <table:table-cell table:style-name="ce12" office:value-type="float" office:value="0.222322916666667" calcext:value-type="float">
            <text:p>2,22E-01</text:p>
          </table:table-cell>
          <table:table-cell table:style-name="ce12" office:value-type="float" office:value="0.190627" calcext:value-type="float">
            <text:p>1,91E-01</text:p>
          </table:table-cell>
          <table:table-cell table:style-name="ce12" office:value-type="float" office:value="0.238565" calcext:value-type="float">
            <text:p>2,39E-01</text:p>
          </table:table-cell>
          <table:table-cell table:style-name="ce12" office:value-type="float" office:value="0.0172838400008286" calcext:value-type="float">
            <text:p>1,73E-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27842" calcext:value-type="float">
            <text:p>2,28E-01</text:p>
          </table:table-cell>
          <table:table-cell table:style-name="ce12" office:value-type="float" office:value="0.232825076923077" calcext:value-type="float">
            <text:p>2,33E-01</text:p>
          </table:table-cell>
          <table:table-cell table:style-name="ce12" office:value-type="float" office:value="0.186882" calcext:value-type="float">
            <text:p>1,87E-01</text:p>
          </table:table-cell>
          <table:table-cell table:style-name="ce12" office:value-type="float" office:value="0.366375" calcext:value-type="float">
            <text:p>3,66E-01</text:p>
          </table:table-cell>
          <table:table-cell table:style-name="ce12" office:value-type="float" office:value="0.0431590715173947" calcext:value-type="float">
            <text:p>4,32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199359" calcext:value-type="float">
            <text:p>1,99E-01</text:p>
          </table:table-cell>
          <table:table-cell table:style-name="ce12" office:value-type="float" office:value="0.230204666666667" calcext:value-type="float">
            <text:p>2,30E-01</text:p>
          </table:table-cell>
          <table:table-cell table:style-name="ce12" office:value-type="float" office:value="0.189309" calcext:value-type="float">
            <text:p>1,89E-01</text:p>
          </table:table-cell>
          <table:table-cell table:style-name="ce12" office:value-type="float" office:value="0.301946" calcext:value-type="float">
            <text:p>3,02E-01</text:p>
          </table:table-cell>
          <table:table-cell table:style-name="ce12" office:value-type="float" office:value="0.0623326945216821" calcext:value-type="float">
            <text:p>6,2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96719" calcext:value-type="float">
            <text:p>1,97E-01</text:p>
          </table:table-cell>
          <table:table-cell table:style-name="ce12" office:value-type="float" office:value="0.229670333333333" calcext:value-type="float">
            <text:p>2,30E-01</text:p>
          </table:table-cell>
          <table:table-cell table:style-name="ce12" office:value-type="float" office:value="0.159178" calcext:value-type="float">
            <text:p>1,59E-01</text:p>
          </table:table-cell>
          <table:table-cell table:style-name="ce12" office:value-type="float" office:value="0.333114" calcext:value-type="float">
            <text:p>3,33E-01</text:p>
          </table:table-cell>
          <table:table-cell table:style-name="ce12" office:value-type="float" office:value="0.0915301906494973" calcext:value-type="float">
            <text:p>9,1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183009" calcext:value-type="float">
            <text:p>1,83E-01</text:p>
          </table:table-cell>
          <table:table-cell table:style-name="ce12" office:value-type="float" office:value="0.215496" calcext:value-type="float">
            <text:p>2,15E-01</text:p>
          </table:table-cell>
          <table:table-cell table:style-name="ce12" office:value-type="float" office:value="0.179902" calcext:value-type="float">
            <text:p>1,80E-01</text:p>
          </table:table-cell>
          <table:table-cell table:style-name="ce12" office:value-type="float" office:value="0.283577" calcext:value-type="float">
            <text:p>2,84E-01</text:p>
          </table:table-cell>
          <table:table-cell table:style-name="ce12" office:value-type="float" office:value="0.0589803381051686" calcext:value-type="float">
            <text:p>5,90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56109" calcext:value-type="float">
            <text:p>1,56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0.071842" calcext:value-type="float">
            <text:p>7,18E-02</text:p>
          </table:table-cell>
          <table:table-cell table:style-name="ce12" office:value-type="float" office:value="0.065343" calcext:value-type="float">
            <text:p>6,53E-02</text:p>
          </table:table-cell>
          <table:table-cell table:style-name="ce12" office:value-type="float" office:value="0.078341" calcext:value-type="float">
            <text:p>7,83E-02</text:p>
          </table:table-cell>
          <table:table-cell table:style-name="ce12" office:value-type="float" office:value="0.00919097394186274" calcext:value-type="float">
            <text:p>9,19E-03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69003" calcext:value-type="float">
            <text:p>6,90E-02</text:p>
          </table:table-cell>
          <table:table-cell table:style-name="ce12" office:value-type="float" office:value="0.0682163333333333" calcext:value-type="float">
            <text:p>6,82E-02</text:p>
          </table:table-cell>
          <table:table-cell table:style-name="ce12" office:value-type="float" office:value="0.066606" calcext:value-type="float">
            <text:p>6,66E-02</text:p>
          </table:table-cell>
          <table:table-cell table:style-name="ce12" office:value-type="float" office:value="0.06904" calcext:value-type="float">
            <text:p>6,90E-02</text:p>
          </table:table-cell>
          <table:table-cell table:style-name="ce12" office:value-type="float" office:value="0.0013947122761822" calcext:value-type="float">
            <text:p>1,39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65662" calcext:value-type="float">
            <text:p>6,57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58891" calcext:value-type="float">
            <text:p>5,89E-02</text:p>
          </table:table-cell>
          <table:table-cell table:style-name="ce12" office:value-type="float" office:value="0.0607716666666667" calcext:value-type="float">
            <text:p>6,08E-02</text:p>
          </table:table-cell>
          <table:table-cell table:style-name="ce12" office:value-type="float" office:value="0.058259" calcext:value-type="float">
            <text:p>5,83E-02</text:p>
          </table:table-cell>
          <table:table-cell table:style-name="ce12" office:value-type="float" office:value="0.065165" calcext:value-type="float">
            <text:p>6,52E-02</text:p>
          </table:table-cell>
          <table:table-cell table:style-name="ce12" office:value-type="float" office:value="0.00381783830633689" calcext:value-type="float">
            <text:p>3,82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055627" calcext:value-type="float">
            <text:p>5,56E-02</text:p>
          </table:table-cell>
          <table:table-cell table:style-name="ce12" office:value-type="float" office:value="0.054164" calcext:value-type="float">
            <text:p>5,42E-02</text:p>
          </table:table-cell>
          <table:table-cell table:style-name="ce12" office:value-type="float" office:value="0.05709" calcext:value-type="float">
            <text:p>5,71E-02</text:p>
          </table:table-cell>
          <table:table-cell table:style-name="ce12" office:value-type="float" office:value="0.00206899444175184" calcext:value-type="float">
            <text:p>2,07E-03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50106" calcext:value-type="float">
            <text:p>5,01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5" calcext:value-type="float">
            <text:p>5,50E-06</text:p>
          </table:table-cell>
          <table:table-cell table:style-name="ce12" office:value-type="float" office:value="0.00000583333333333333" calcext:value-type="float">
            <text:p>5,83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102985730108887" calcext:value-type="float">
            <text:p>1,03E-06</text:p>
          </table:table-cell>
          <table:table-cell table:style-name="ce15" office:value-type="float" office:value="12" calcext:value-type="float">
            <text:p>12</text:p>
          </table:table-cell>
          <table:table-cell table:style-name="ce21" table:number-columns-repeated="1017"/>
        </table:table-row>
        <table:table-row table:style-name="ro1">
          <table:table-cell/>
          <table:table-cell table:style-name="ce21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1"/>
        <table:table-column table:style-name="co2" table:default-cell-style-name="ce24"/>
        <table:table-column table:style-name="co3" table:number-columns-repeated="4" table:default-cell-style-name="ce24"/>
        <table:table-column table:style-name="co4" table:default-cell-style-name="ce24"/>
        <table:table-column table:style-name="co9" table:number-columns-repeated="2" table:default-cell-style-name="ce24"/>
        <table:table-column table:style-name="co4" table:number-columns-repeated="4" table:default-cell-style-name="ce24"/>
        <table:table-column table:style-name="co7" table:default-cell-style-name="ce24"/>
        <table:table-column table:style-name="co4" table:number-columns-repeated="2" table:default-cell-style-name="ce24"/>
        <table:table-column table:style-name="co7" table:default-cell-style-name="ce24"/>
        <table:table-column table:style-name="co4" table:default-cell-style-name="ce24"/>
        <table:table-column table:style-name="co3" table:default-cell-style-name="ce24"/>
        <table:table-column table:style-name="co4" table:default-cell-style-name="ce24"/>
        <table:table-column table:style-name="co3" table:default-cell-style-name="ce24"/>
        <table:table-column table:style-name="co10" table:default-cell-style-name="ce24"/>
        <table:table-column table:style-name="co8" table:default-cell-style-name="ce24"/>
        <table:table-column table:style-name="co7" table:default-cell-style-name="ce24"/>
        <table:table-column table:style-name="co8" table:default-cell-style-name="ce24"/>
        <table:table-column table:style-name="co5" table:default-cell-style-name="ce24"/>
        <table:table-column table:style-name="co6" table:number-columns-repeated="998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001" calcext:value-type="float">
            <text:p>0,000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logTime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ctCod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nt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2868989426333" calcext:value-type="float">
            <text:p>3,2868989426333</text:p>
          </table:table-cell>
          <table:table-cell office:value-type="string" calcext:value-type="string">
            <text:p>-</text:p>
          </table:table-cell>
          <table:table-cell office:value-type="float" office:value="3.70597561775393" calcext:value-type="float">
            <text:p>3,70597561775393</text:p>
          </table:table-cell>
          <table:table-cell office:value-type="float" office:value="3.45499167790051" calcext:value-type="float">
            <text:p>3,4549916779005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451773" calcext:value-type="float">
            <text:p>451773</text:p>
          </table:table-cell>
          <table:table-cell office:value-type="string" calcext:value-type="string">
            <text:p>-</text:p>
          </table:table-cell>
          <table:table-cell office:value-type="float" office:value="1419" calcext:value-type="float">
            <text:p>14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451773" calcext:value-type="float">
            <text:p>451773</text:p>
          </table:table-cell>
          <table:table-cell office:value-type="string" calcext:value-type="string">
            <text:p>-</text:p>
          </table:table-cell>
          <table:table-cell office:value-type="float" office:value="1419" calcext:value-type="float">
            <text:p>14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8.999955999956" calcext:value-type="float">
            <text:p>18,999955999956</text:p>
          </table:table-cell>
          <table:table-cell office:value-type="string" calcext:value-type="string">
            <text:p>-</text:p>
          </table:table-cell>
          <table:table-cell office:value-type="float" office:value="5.19188619188619" calcext:value-type="float">
            <text:p>5,191886191886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0219999670003536" calcext:value-type="float">
            <text:p>0,021999967000354</text:p>
          </table:table-cell>
          <table:table-cell office:value-type="string" calcext:value-type="string">
            <text:p>-</text:p>
          </table:table-cell>
          <table:table-cell office:value-type="float" office:value="0.990128631306764" calcext:value-type="float">
            <text:p>0,990128631306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000483998548016647" calcext:value-type="float">
            <text:p>0,000483998548017</text:p>
          </table:table-cell>
          <table:table-cell office:value-type="string" calcext:value-type="string">
            <text:p>-</text:p>
          </table:table-cell>
          <table:table-cell office:value-type="float" office:value="0.980354706533406" calcext:value-type="float">
            <text:p>0,980354706533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18.312811342173" calcext:value-type="float">
            <text:p>18,312811342173</text:p>
          </table:table-cell>
          <table:table-cell office:value-type="string" calcext:value-type="string">
            <text:p>-</text:p>
          </table:table-cell>
          <table:table-cell office:value-type="float" office:value="4.93842611427037" calcext:value-type="float">
            <text:p>4,93842611427037</text:p>
          </table:table-cell>
          <table:table-cell office:value-type="float" office:value="3.20002551090985" calcext:value-type="float">
            <text:p>3,200025510909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18.312811342173" calcext:value-type="float">
            <text:p>18,312811342173</text:p>
          </table:table-cell>
          <table:table-cell office:value-type="string" calcext:value-type="string">
            <text:p>-</text:p>
          </table:table-cell>
          <table:table-cell office:value-type="float" office:value="4.93842611427037" calcext:value-type="float">
            <text:p>4,93842611427037</text:p>
          </table:table-cell>
          <table:table-cell office:value-type="float" office:value="3.20002551090985" calcext:value-type="float">
            <text:p>3,200025510909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8.999955999956" calcext:value-type="float">
            <text:p>18,999955999956</text:p>
          </table:table-cell>
          <table:table-cell office:value-type="string" calcext:value-type="string">
            <text:p>-</text:p>
          </table:table-cell>
          <table:table-cell office:value-type="float" office:value="5.19188619188619" calcext:value-type="float">
            <text:p>5,191886191886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0219999670003536" calcext:value-type="float">
            <text:p>0,021999967000354</text:p>
          </table:table-cell>
          <table:table-cell office:value-type="string" calcext:value-type="string">
            <text:p>-</text:p>
          </table:table-cell>
          <table:table-cell office:value-type="float" office:value="0.990128631306764" calcext:value-type="float">
            <text:p>0,990128631306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000483998548016647" calcext:value-type="float">
            <text:p>0,000483998548017</text:p>
          </table:table-cell>
          <table:table-cell office:value-type="string" calcext:value-type="string">
            <text:p>-</text:p>
          </table:table-cell>
          <table:table-cell office:value-type="float" office:value="0.980354706533406" calcext:value-type="float">
            <text:p>0,980354706533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425480" calcext:value-type="float">
            <text:p>42548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2.54104216162168" calcext:value-type="float">
            <text:p>2,5410421616216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372.846513693027" calcext:value-type="float">
            <text:p>372,84651369302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206309568" calcext:value-type="float">
            <text:p>20630956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11735.049805186" calcext:value-type="float">
            <text:p>211735,04980518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44831731316.0046" calcext:value-type="float">
            <text:p>44831731316,004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20-09-01 10:38:5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08-11-08 02:22:4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7.8351983206346" calcext:value-type="float">
            <text:p>17,835198320634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8719" calcext:value-type="float">
            <text:p>9987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999999" calcext:value-type="float">
            <text:p>999999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9290071240095" calcext:value-type="float">
            <text:p>19,9290071240095</text:p>
          </table:table-cell>
          <table:table-cell office:value-type="float" office:value="0.251108548047992" calcext:value-type="float">
            <text:p>0,251108548047992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448653.1483761" calcext:value-type="float">
            <text:p>31448653,1483761</text:p>
          </table:table-cell>
          <table:table-cell office:value-type="float" office:value="0.0419380419380419" calcext:value-type="float">
            <text:p>0,041938041938042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553797" calcext:value-type="float">
            <text:p>545537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57314" calcext:value-type="float">
            <text:p>1957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328588.9558386" calcext:value-type="float">
            <text:p>12328588,9558386</text:p>
          </table:table-cell>
          <table:table-cell office:value-type="float" office:value="0.200447605566133" calcext:value-type="float">
            <text:p>0,20044760556613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1994105642026" calcext:value-type="float">
            <text:p>151994105642026</text:p>
          </table:table-cell>
          <table:table-cell office:value-type="float" office:value="0.0401792425771959" calcext:value-type="float">
            <text:p>0,0401792425771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80.534985" calcext:value-type="float">
            <text:p>1,8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51.823328" calcext:value-type="float">
            <text:p>5,1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33.355324" calcext:value-type="float">
            <text:p>3,3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30.676109" calcext:value-type="float">
            <text:p>3,07E+01</text:p>
          </table:table-cell>
          <table:table-cell table:style-name="ce12" office:value-type="float" office:value="41.493715" calcext:value-type="float">
            <text:p>4,15E+01</text:p>
          </table:table-cell>
          <table:table-cell table:style-name="ce12" office:value-type="float" office:value="28.939432" calcext:value-type="float">
            <text:p>2,89E+01</text:p>
          </table:table-cell>
          <table:table-cell table:style-name="ce12" office:value-type="float" office:value="64.865604" calcext:value-type="float">
            <text:p>6,49E+01</text:p>
          </table:table-cell>
          <table:table-cell table:style-name="ce12" office:value-type="float" office:value="20.2592672207517" calcext:value-type="float">
            <text:p>2,03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21.426349" calcext:value-type="float">
            <text:p>2,1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21.426072" calcext:value-type="float">
            <text:p>2,1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8.261159" calcext:value-type="float">
            <text:p>1,83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1.2622935" calcext:value-type="float">
            <text:p>1,13E+01</text:p>
          </table:table-cell>
          <table:table-cell table:style-name="ce12" office:value-type="float" office:value="6.574599" calcext:value-type="float">
            <text:p>6,57E+00</text:p>
          </table:table-cell>
          <table:table-cell table:style-name="ce12" office:value-type="float" office:value="15.949988" calcext:value-type="float">
            <text:p>1,59E+01</text:p>
          </table:table-cell>
          <table:table-cell table:style-name="ce12" office:value-type="float" office:value="6.62940113816176" calcext:value-type="float">
            <text:p>6,63E+00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5.919777" calcext:value-type="float">
            <text:p>5,92E+00</text:p>
          </table:table-cell>
          <table:table-cell table:style-name="ce12" office:value-type="float" office:value="9.87662266666667" calcext:value-type="float">
            <text:p>9,88E+00</text:p>
          </table:table-cell>
          <table:table-cell table:style-name="ce12" office:value-type="float" office:value="4.814621" calcext:value-type="float">
            <text:p>4,81E+00</text:p>
          </table:table-cell>
          <table:table-cell table:style-name="ce12" office:value-type="float" office:value="18.89547" calcext:value-type="float">
            <text:p>1,89E+01</text:p>
          </table:table-cell>
          <table:table-cell table:style-name="ce12" office:value-type="float" office:value="7.83007329867124" calcext:value-type="float">
            <text:p>7,83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5.255947" calcext:value-type="float">
            <text:p>5,26E+00</text:p>
          </table:table-cell>
          <table:table-cell table:style-name="ce12" office:value-type="float" office:value="5.24795666666667" calcext:value-type="float">
            <text:p>5,25E+00</text:p>
          </table:table-cell>
          <table:table-cell table:style-name="ce12" office:value-type="float" office:value="4.97932" calcext:value-type="float">
            <text:p>4,98E+00</text:p>
          </table:table-cell>
          <table:table-cell table:style-name="ce12" office:value-type="float" office:value="5.508603" calcext:value-type="float">
            <text:p>5,51E+00</text:p>
          </table:table-cell>
          <table:table-cell table:style-name="ce12" office:value-type="float" office:value="0.264731954233586" calcext:value-type="float">
            <text:p>2,65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4.936247" calcext:value-type="float">
            <text:p>4,94E+00</text:p>
          </table:table-cell>
          <table:table-cell table:style-name="ce12" office:value-type="float" office:value="6.51487625" calcext:value-type="float">
            <text:p>6,51E+00</text:p>
          </table:table-cell>
          <table:table-cell table:style-name="ce12" office:value-type="float" office:value="3.5894" calcext:value-type="float">
            <text:p>3,59E+00</text:p>
          </table:table-cell>
          <table:table-cell table:style-name="ce12" office:value-type="float" office:value="18.261152" calcext:value-type="float">
            <text:p>1,83E+01</text:p>
          </table:table-cell>
          <table:table-cell table:style-name="ce12" office:value-type="float" office:value="4.51210067447688" calcext:value-type="float">
            <text:p>4,51E+00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4.90648" calcext:value-type="float">
            <text:p>4,91E+00</text:p>
          </table:table-cell>
          <table:table-cell table:style-name="ce12" office:value-type="float" office:value="7.70743866666667" calcext:value-type="float">
            <text:p>7,71E+00</text:p>
          </table:table-cell>
          <table:table-cell table:style-name="ce12" office:value-type="float" office:value="4.840095" calcext:value-type="float">
            <text:p>4,84E+00</text:p>
          </table:table-cell>
          <table:table-cell table:style-name="ce12" office:value-type="float" office:value="13.375741" calcext:value-type="float">
            <text:p>1,34E+01</text:p>
          </table:table-cell>
          <table:table-cell table:style-name="ce12" office:value-type="float" office:value="4.90900603468873" calcext:value-type="float">
            <text:p>4,91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4.645928" calcext:value-type="float">
            <text:p>4,65E+00</text:p>
          </table:table-cell>
          <table:table-cell table:style-name="ce12" office:value-type="float" office:value="4.59064166666667" calcext:value-type="float">
            <text:p>4,59E+00</text:p>
          </table:table-cell>
          <table:table-cell table:style-name="ce12" office:value-type="float" office:value="3.766192" calcext:value-type="float">
            <text:p>3,77E+00</text:p>
          </table:table-cell>
          <table:table-cell table:style-name="ce12" office:value-type="float" office:value="5.359805" calcext:value-type="float">
            <text:p>5,36E+00</text:p>
          </table:table-cell>
          <table:table-cell table:style-name="ce12" office:value-type="float" office:value="0.798243717439939" calcext:value-type="float">
            <text:p>7,98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4.25859" calcext:value-type="float">
            <text:p>4,26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4.231256" calcext:value-type="float">
            <text:p>4,23E+00</text:p>
          </table:table-cell>
          <table:table-cell table:style-name="ce12" office:value-type="float" office:value="3.57441833333333" calcext:value-type="float">
            <text:p>3,57E+00</text:p>
          </table:table-cell>
          <table:table-cell table:style-name="ce12" office:value-type="float" office:value="1.733433" calcext:value-type="float">
            <text:p>1,73E+00</text:p>
          </table:table-cell>
          <table:table-cell table:style-name="ce12" office:value-type="float" office:value="4.758566" calcext:value-type="float">
            <text:p>4,76E+00</text:p>
          </table:table-cell>
          <table:table-cell table:style-name="ce12" office:value-type="float" office:value="1.61599325715992" calcext:value-type="float">
            <text:p>1,62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3.2397345" calcext:value-type="float">
            <text:p>3,24E+00</text:p>
          </table:table-cell>
          <table:table-cell table:style-name="ce12" office:value-type="float" office:value="0.821217" calcext:value-type="float">
            <text:p>8,21E-01</text:p>
          </table:table-cell>
          <table:table-cell table:style-name="ce12" office:value-type="float" office:value="5.658252" calcext:value-type="float">
            <text:p>5,66E+00</text:p>
          </table:table-cell>
          <table:table-cell table:style-name="ce12" office:value-type="float" office:value="3.42030024933667" calcext:value-type="float">
            <text:p>3,42E+00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2.998736" calcext:value-type="float">
            <text:p>3,00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2.121376" calcext:value-type="float">
            <text:p>2,12E+00</text:p>
          </table:table-cell>
          <table:table-cell table:style-name="ce12" office:value-type="float" office:value="3.67900233333333" calcext:value-type="float">
            <text:p>3,68E+00</text:p>
          </table:table-cell>
          <table:table-cell table:style-name="ce12" office:value-type="float" office:value="1.834285" calcext:value-type="float">
            <text:p>1,83E+00</text:p>
          </table:table-cell>
          <table:table-cell table:style-name="ce12" office:value-type="float" office:value="7.081346" calcext:value-type="float">
            <text:p>7,08E+00</text:p>
          </table:table-cell>
          <table:table-cell table:style-name="ce12" office:value-type="float" office:value="2.95001053051516" calcext:value-type="float">
            <text:p>2,95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Columnstatisticscalculator.calculate entropy</text:p>
          </table:table-cell>
          <table:table-cell table:style-name="ce10" office:value-type="float" office:value="1.9146475" calcext:value-type="float">
            <text:p>1,91E+00</text:p>
          </table:table-cell>
          <table:table-cell table:style-name="ce10" office:value-type="float" office:value="3.37711321428571" calcext:value-type="float">
            <text:p>3,38E+00</text:p>
          </table:table-cell>
          <table:table-cell table:style-name="ce10" office:value-type="float" office:value="0.550775" calcext:value-type="float">
            <text:p>5,51E-01</text:p>
          </table:table-cell>
          <table:table-cell table:style-name="ce10" office:value-type="float" office:value="21.426043" calcext:value-type="float">
            <text:p>2,14E+01</text:p>
          </table:table-cell>
          <table:table-cell table:style-name="ce10" office:value-type="float" office:value="5.47258598985448" calcext:value-type="float">
            <text:p>5,47E+00</text:p>
          </table:table-cell>
          <table:table-cell table:style-name="ce16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.310488" calcext:value-type="float">
            <text:p>1,31E+00</text:p>
          </table:table-cell>
          <table:table-cell table:style-name="ce12" office:value-type="float" office:value="1.43890158333333" calcext:value-type="float">
            <text:p>1,44E+00</text:p>
          </table:table-cell>
          <table:table-cell table:style-name="ce12" office:value-type="float" office:value="1.263903" calcext:value-type="float">
            <text:p>1,26E+00</text:p>
          </table:table-cell>
          <table:table-cell table:style-name="ce12" office:value-type="float" office:value="1.998019" calcext:value-type="float">
            <text:p>2,00E+00</text:p>
          </table:table-cell>
          <table:table-cell table:style-name="ce12" office:value-type="float" office:value="0.23887391389124" calcext:value-type="float">
            <text:p>2,39E-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1.231747" calcext:value-type="float">
            <text:p>1,23E+00</text:p>
          </table:table-cell>
          <table:table-cell table:style-name="ce12" office:value-type="float" office:value="2.03883966666667" calcext:value-type="float">
            <text:p>2,04E+00</text:p>
          </table:table-cell>
          <table:table-cell table:style-name="ce12" office:value-type="float" office:value="0.896492" calcext:value-type="float">
            <text:p>8,96E-01</text:p>
          </table:table-cell>
          <table:table-cell table:style-name="ce12" office:value-type="float" office:value="3.98828" calcext:value-type="float">
            <text:p>3,99E+00</text:p>
          </table:table-cell>
          <table:table-cell table:style-name="ce12" office:value-type="float" office:value="1.6965662936285" calcext:value-type="float">
            <text:p>1,7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1.026526" calcext:value-type="float">
            <text:p>1,03E+00</text:p>
          </table:table-cell>
          <table:table-cell table:style-name="ce12" office:value-type="float" office:value="1.06272153846154" calcext:value-type="float">
            <text:p>1,06E+00</text:p>
          </table:table-cell>
          <table:table-cell table:style-name="ce12" office:value-type="float" office:value="0.805934" calcext:value-type="float">
            <text:p>8,06E-01</text:p>
          </table:table-cell>
          <table:table-cell table:style-name="ce12" office:value-type="float" office:value="1.929666" calcext:value-type="float">
            <text:p>1,93E+00</text:p>
          </table:table-cell>
          <table:table-cell table:style-name="ce12" office:value-type="float" office:value="0.285237404074108" calcext:value-type="float">
            <text:p>2,85E-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1.009755" calcext:value-type="float">
            <text:p>1,01E+00</text:p>
          </table:table-cell>
          <table:table-cell table:style-name="ce12" office:value-type="float" office:value="1.01912358333333" calcext:value-type="float">
            <text:p>1,02E+00</text:p>
          </table:table-cell>
          <table:table-cell table:style-name="ce12" office:value-type="float" office:value="0.718513" calcext:value-type="float">
            <text:p>7,19E-01</text:p>
          </table:table-cell>
          <table:table-cell table:style-name="ce12" office:value-type="float" office:value="1.287842" calcext:value-type="float">
            <text:p>1,29E+00</text:p>
          </table:table-cell>
          <table:table-cell table:style-name="ce12" office:value-type="float" office:value="0.177077710947615" calcext:value-type="float">
            <text:p>1,77E-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869194" calcext:value-type="float">
            <text:p>8,69E-01</text:p>
          </table:table-cell>
          <table:table-cell table:style-name="ce12" office:value-type="float" office:value="1.15698266666667" calcext:value-type="float">
            <text:p>1,16E+00</text:p>
          </table:table-cell>
          <table:table-cell table:style-name="ce12" office:value-type="float" office:value="0.606691" calcext:value-type="float">
            <text:p>6,07E-01</text:p>
          </table:table-cell>
          <table:table-cell table:style-name="ce12" office:value-type="float" office:value="1.995063" calcext:value-type="float">
            <text:p>2,00E+00</text:p>
          </table:table-cell>
          <table:table-cell table:style-name="ce12" office:value-type="float" office:value="0.737570972918765" calcext:value-type="float">
            <text:p>7,38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821804" calcext:value-type="float">
            <text:p>8,22E-01</text:p>
          </table:table-cell>
          <table:table-cell table:style-name="ce12" office:value-type="float" office:value="1.48638633333333" calcext:value-type="float">
            <text:p>1,49E+00</text:p>
          </table:table-cell>
          <table:table-cell table:style-name="ce12" office:value-type="float" office:value="0.613076" calcext:value-type="float">
            <text:p>6,13E-01</text:p>
          </table:table-cell>
          <table:table-cell table:style-name="ce12" office:value-type="float" office:value="3.024279" calcext:value-type="float">
            <text:p>3,02E+00</text:p>
          </table:table-cell>
          <table:table-cell table:style-name="ce12" office:value-type="float" office:value="1.33593683800408" calcext:value-type="float">
            <text:p>1,34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731027" calcext:value-type="float">
            <text:p>7,31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583064" calcext:value-type="float">
            <text:p>5,83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0.4138335" calcext:value-type="float">
            <text:p>4,14E-01</text:p>
          </table:table-cell>
          <table:table-cell table:style-name="ce12" office:value-type="float" office:value="0.337646" calcext:value-type="float">
            <text:p>3,38E-01</text:p>
          </table:table-cell>
          <table:table-cell table:style-name="ce12" office:value-type="float" office:value="0.490021" calcext:value-type="float">
            <text:p>4,90E-01</text:p>
          </table:table-cell>
          <table:table-cell table:style-name="ce12" office:value-type="float" office:value="0.1077453957833" calcext:value-type="float">
            <text:p>1,08E-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387454" calcext:value-type="float">
            <text:p>3,87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348771" calcext:value-type="float">
            <text:p>3,49E-01</text:p>
          </table:table-cell>
          <table:table-cell table:style-name="ce12" office:value-type="float" office:value="0.396189333333333" calcext:value-type="float">
            <text:p>3,96E-01</text:p>
          </table:table-cell>
          <table:table-cell table:style-name="ce12" office:value-type="float" office:value="0.33696" calcext:value-type="float">
            <text:p>3,37E-01</text:p>
          </table:table-cell>
          <table:table-cell table:style-name="ce12" office:value-type="float" office:value="0.502837" calcext:value-type="float">
            <text:p>5,03E-01</text:p>
          </table:table-cell>
          <table:table-cell table:style-name="ce12" office:value-type="float" office:value="0.0925481957378605" calcext:value-type="float">
            <text:p>9,2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239092" calcext:value-type="float">
            <text:p>2,39E-01</text:p>
          </table:table-cell>
          <table:table-cell table:style-name="ce12" office:value-type="float" office:value="0.184999" calcext:value-type="float">
            <text:p>1,85E-01</text:p>
          </table:table-cell>
          <table:table-cell table:style-name="ce12" office:value-type="float" office:value="0.293185" calcext:value-type="float">
            <text:p>2,93E-01</text:p>
          </table:table-cell>
          <table:table-cell table:style-name="ce12" office:value-type="float" office:value="0.0764990542294478" calcext:value-type="float">
            <text:p>7,65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176259" calcext:value-type="float">
            <text:p>1,76E-01</text:p>
          </table:table-cell>
          <table:table-cell table:style-name="ce12" office:value-type="float" office:value="0.187088" calcext:value-type="float">
            <text:p>1,87E-01</text:p>
          </table:table-cell>
          <table:table-cell table:style-name="ce12" office:value-type="float" office:value="0.162878" calcext:value-type="float">
            <text:p>1,63E-01</text:p>
          </table:table-cell>
          <table:table-cell table:style-name="ce12" office:value-type="float" office:value="0.222127" calcext:value-type="float">
            <text:p>2,22E-01</text:p>
          </table:table-cell>
          <table:table-cell table:style-name="ce12" office:value-type="float" office:value="0.0310734843717276" calcext:value-type="float">
            <text:p>3,11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13" calcext:value-type="float">
            <text:p>1,30E-05</text:p>
          </table:table-cell>
          <table:table-cell table:style-name="ce12" office:value-type="float" office:value="0.00000262851496269108" calcext:value-type="float">
            <text:p>2,63E-06</text:p>
          </table:table-cell>
          <table:table-cell table:style-name="ce15" office:value-type="float" office:value="12" calcext:value-type="float">
            <text:p>12</text:p>
          </table:table-cell>
          <table:table-cell table:style-name="ce21" table:number-columns-repeated="1017"/>
        </table:table-row>
        <table:table-row table:style-name="ro1" table:number-rows-repeated="2">
          <table:table-cell/>
          <table:table-cell table:style-name="ce21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21"/>
        <table:table-column table:style-name="co11" table:default-cell-style-name="ce24"/>
        <table:table-column table:style-name="co9" table:number-columns-repeated="10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8" table:default-cell-style-name="ce24"/>
        <table:table-column table:style-name="co7" table:default-cell-style-name="ce24"/>
        <table:table-column table:style-name="co8" table:default-cell-style-name="ce24"/>
        <table:table-column table:style-name="co14" table:default-cell-style-name="ce24"/>
        <table:table-column table:style-name="co8" table:default-cell-style-name="ce24"/>
        <table:table-column table:style-name="co5" table:default-cell-style-name="ce24"/>
        <table:table-column table:style-name="co6" table:number-columns-repeated="994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0001" calcext:value-type="float">
            <text:p>1E-05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logTime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ctCod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nt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27609542990786" calcext:value-type="float">
            <text:p>3,27609542990786</text:p>
          </table:table-cell>
          <table:table-cell office:value-type="string" calcext:value-type="string">
            <text:p>-</text:p>
          </table:table-cell>
          <table:table-cell office:value-type="float" office:value="3.66074373791314" calcext:value-type="float">
            <text:p>3,66074373791314</text:p>
          </table:table-cell>
          <table:table-cell office:value-type="float" office:value="3.49008423194006" calcext:value-type="float">
            <text:p>3,490084231940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3588445" calcext:value-type="float">
            <text:p>3588445</text:p>
          </table:table-cell>
          <table:table-cell office:value-type="string" calcext:value-type="string">
            <text:p>-</text:p>
          </table:table-cell>
          <table:table-cell office:value-type="float" office:value="1775" calcext:value-type="float">
            <text:p>17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3588445" calcext:value-type="float">
            <text:p>3588445</text:p>
          </table:table-cell>
          <table:table-cell office:value-type="string" calcext:value-type="string">
            <text:p>-</text:p>
          </table:table-cell>
          <table:table-cell office:value-type="float" office:value="1775" calcext:value-type="float">
            <text:p>17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97" calcext:value-type="float">
            <text:p>999999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997" calcext:value-type="float">
            <text:p>99999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9.0000574000172" calcext:value-type="float">
            <text:p>19,0000574000172</text:p>
          </table:table-cell>
          <table:table-cell office:value-type="string" calcext:value-type="string">
            <text:p>-</text:p>
          </table:table-cell>
          <table:table-cell office:value-type="float" office:value="5.23784347135304" calcext:value-type="float">
            <text:p>5,23784347135304</text:p>
          </table:table-cell>
          <table:table-cell office:value-type="float" office:value="3.00000070000021" calcext:value-type="float">
            <text:p>3,0000007000002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0396080443321277" calcext:value-type="float">
            <text:p>0,039608044332128</text:p>
          </table:table-cell>
          <table:table-cell office:value-type="string" calcext:value-type="string">
            <text:p>-</text:p>
          </table:table-cell>
          <table:table-cell office:value-type="float" office:value="0.976647012137226" calcext:value-type="float">
            <text:p>0,976647012137226</text:p>
          </table:table-cell>
          <table:table-cell office:value-type="float" office:value="0.00221359458351571" calcext:value-type="float">
            <text:p>0,0022135945835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0015687971758158" calcext:value-type="float">
            <text:p>0,001568797175816</text:p>
          </table:table-cell>
          <table:table-cell office:value-type="string" calcext:value-type="string">
            <text:p>-</text:p>
          </table:table-cell>
          <table:table-cell office:value-type="float" office:value="0.953839386316571" calcext:value-type="float">
            <text:p>0,953839386316571</text:p>
          </table:table-cell>
          <table:table-cell table:style-name="ce10" office:value-type="float" office:value="0.0000049000009801701" calcext:value-type="float">
            <text:p>4,90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21.3142255961584" calcext:value-type="float">
            <text:p>21,3142255961584</text:p>
          </table:table-cell>
          <table:table-cell office:value-type="string" calcext:value-type="string">
            <text:p>-</text:p>
          </table:table-cell>
          <table:table-cell office:value-type="float" office:value="4.79380818193" calcext:value-type="float">
            <text:p>4,79380818193</text:p>
          </table:table-cell>
          <table:table-cell office:value-type="float" office:value="3.29191181170778" calcext:value-type="float">
            <text:p>3,2919118117077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21.3142255961584" calcext:value-type="float">
            <text:p>21,3142255961584</text:p>
          </table:table-cell>
          <table:table-cell office:value-type="string" calcext:value-type="string">
            <text:p>-</text:p>
          </table:table-cell>
          <table:table-cell office:value-type="float" office:value="4.79380818193" calcext:value-type="float">
            <text:p>4,79380818193</text:p>
          </table:table-cell>
          <table:table-cell office:value-type="float" office:value="3.29191181170778" calcext:value-type="float">
            <text:p>3,2919118117077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9.0000574000172" calcext:value-type="float">
            <text:p>19,0000574000172</text:p>
          </table:table-cell>
          <table:table-cell office:value-type="string" calcext:value-type="string">
            <text:p>-</text:p>
          </table:table-cell>
          <table:table-cell office:value-type="float" office:value="5.23784347135304" calcext:value-type="float">
            <text:p>5,23784347135304</text:p>
          </table:table-cell>
          <table:table-cell office:value-type="float" office:value="3.00000070000021" calcext:value-type="float">
            <text:p>3,0000007000002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0396080443321277" calcext:value-type="float">
            <text:p>0,039608044332128</text:p>
          </table:table-cell>
          <table:table-cell office:value-type="string" calcext:value-type="string">
            <text:p>-</text:p>
          </table:table-cell>
          <table:table-cell office:value-type="float" office:value="0.976647012137226" calcext:value-type="float">
            <text:p>0,976647012137226</text:p>
          </table:table-cell>
          <table:table-cell office:value-type="float" office:value="0.00221359458351571" calcext:value-type="float">
            <text:p>0,0022135945835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0015687971758158" calcext:value-type="float">
            <text:p>0,001568797175816</text:p>
          </table:table-cell>
          <table:table-cell office:value-type="string" calcext:value-type="string">
            <text:p>-</text:p>
          </table:table-cell>
          <table:table-cell office:value-type="float" office:value="0.953839386316571" calcext:value-type="float">
            <text:p>0,953839386316571</text:p>
          </table:table-cell>
          <table:table-cell table:style-name="ce10" office:value-type="float" office:value="0.0000049000009801701" calcext:value-type="float">
            <text:p>4,90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614725" calcext:value-type="float">
            <text:p>36147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7" calcext:value-type="float">
            <text:p>999999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2.41723781470068" calcext:value-type="float">
            <text:p>2,4172378147006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37.3010290204116" calcext:value-type="float">
            <text:p>37,301029020411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34012157" calcext:value-type="float">
            <text:p>3401215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2974.0427881287" calcext:value-type="float">
            <text:p>12974,042788128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68325786.268195" calcext:value-type="float">
            <text:p>168325786,26819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20-07-08 22:03:2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08-11-08 02:22:4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20.7738251526921" calcext:value-type="float">
            <text:p>20,773825152692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753385" calcext:value-type="float">
            <text:p>875338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993" calcext:value-type="float">
            <text:p>9999993</text:p>
          </table:table-cell>
          <table:table-cell office:value-type="float" office:value="9673101" calcext:value-type="float">
            <text:p>967310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26898" calcext:value-type="float">
            <text:p>32689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4644520995077" calcext:value-type="float">
            <text:p>22,4644520995077</text:p>
          </table:table-cell>
          <table:table-cell office:value-type="float" office:value="0.148710920491007" calcext:value-type="float">
            <text:p>0,148710920491007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965959.2580497" calcext:value-type="float">
            <text:p>26965959,2580497</text:p>
          </table:table-cell>
          <table:table-cell office:value-type="float" office:value="117.851412075611" calcext:value-type="float">
            <text:p>117,85141207561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758584" calcext:value-type="float">
            <text:p>54758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204377.6261401" calcext:value-type="float">
            <text:p>15204377,6261401</text:p>
          </table:table-cell>
          <table:table-cell office:value-type="float" office:value="40483.6509277951" calcext:value-type="float">
            <text:p>40483,650927795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1173098998271" calcext:value-type="float">
            <text:p>231173098998271</text:p>
          </table:table-cell>
          <table:table-cell office:value-type="float" office:value="1638925992.44357" calcext:value-type="float">
            <text:p>1638925992,4435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229.927172" calcext:value-type="float">
            <text:p>1,23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66.265472" calcext:value-type="float">
            <text:p>2,6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177.968272" calcext:value-type="float">
            <text:p>1,78E+02</text:p>
          </table:table-cell>
          <table:table-cell table:style-name="ce12" office:value-type="float" office:value="258.935593" calcext:value-type="float">
            <text:p>2,59E+02</text:p>
          </table:table-cell>
          <table:table-cell table:style-name="ce12" office:value-type="float" office:value="151.846353" calcext:value-type="float">
            <text:p>1,52E+02</text:p>
          </table:table-cell>
          <table:table-cell table:style-name="ce12" office:value-type="float" office:value="446.992154" calcext:value-type="float">
            <text:p>4,47E+02</text:p>
          </table:table-cell>
          <table:table-cell table:style-name="ce12" office:value-type="float" office:value="163.384642070241" calcext:value-type="float">
            <text:p>1,63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176.587152" calcext:value-type="float">
            <text:p>1,7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76.586926" calcext:value-type="float">
            <text:p>1,7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40.543037" calcext:value-type="float">
            <text:p>1,4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12.45497" calcext:value-type="float">
            <text:p>1,12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93.3343815" calcext:value-type="float">
            <text:p>9,33E+01</text:p>
          </table:table-cell>
          <table:table-cell table:style-name="ce12" office:value-type="float" office:value="43.057318" calcext:value-type="float">
            <text:p>4,31E+01</text:p>
          </table:table-cell>
          <table:table-cell table:style-name="ce12" office:value-type="float" office:value="143.611445" calcext:value-type="float">
            <text:p>1,44E+02</text:p>
          </table:table-cell>
          <table:table-cell table:style-name="ce12" office:value-type="float" office:value="71.1025050779933" calcext:value-type="float">
            <text:p>7,11E+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66.768863" calcext:value-type="float">
            <text:p>6,6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45.591051" calcext:value-type="float">
            <text:p>4,56E+01</text:p>
          </table:table-cell>
          <table:table-cell table:style-name="ce12" office:value-type="float" office:value="74.670899" calcext:value-type="float">
            <text:p>7,47E+01</text:p>
          </table:table-cell>
          <table:table-cell table:style-name="ce12" office:value-type="float" office:value="28.477149" calcext:value-type="float">
            <text:p>2,85E+01</text:p>
          </table:table-cell>
          <table:table-cell table:style-name="ce12" office:value-type="float" office:value="149.944497" calcext:value-type="float">
            <text:p>1,50E+02</text:p>
          </table:table-cell>
          <table:table-cell table:style-name="ce12" office:value-type="float" office:value="65.7480594946771" calcext:value-type="float">
            <text:p>6,57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41.3728725" calcext:value-type="float">
            <text:p>4,14E+01</text:p>
          </table:table-cell>
          <table:table-cell table:style-name="ce12" office:value-type="float" office:value="5.791913" calcext:value-type="float">
            <text:p>5,79E+00</text:p>
          </table:table-cell>
          <table:table-cell table:style-name="ce12" office:value-type="float" office:value="76.953832" calcext:value-type="float">
            <text:p>7,70E+01</text:p>
          </table:table-cell>
          <table:table-cell table:style-name="ce12" office:value-type="float" office:value="50.3190754871478" calcext:value-type="float">
            <text:p>5,03E+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28.245443" calcext:value-type="float">
            <text:p>2,82E+01</text:p>
          </table:table-cell>
          <table:table-cell table:style-name="ce12" office:value-type="float" office:value="30.0030773333333" calcext:value-type="float">
            <text:p>3,00E+01</text:p>
          </table:table-cell>
          <table:table-cell table:style-name="ce12" office:value-type="float" office:value="28.18006" calcext:value-type="float">
            <text:p>2,82E+01</text:p>
          </table:table-cell>
          <table:table-cell table:style-name="ce12" office:value-type="float" office:value="33.583729" calcext:value-type="float">
            <text:p>3,36E+01</text:p>
          </table:table-cell>
          <table:table-cell table:style-name="ce12" office:value-type="float" office:value="3.10110762513563" calcext:value-type="float">
            <text:p>3,1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24.671308" calcext:value-type="float">
            <text:p>2,47E+01</text:p>
          </table:table-cell>
          <table:table-cell table:style-name="ce12" office:value-type="float" office:value="24.6324916666667" calcext:value-type="float">
            <text:p>2,46E+01</text:p>
          </table:table-cell>
          <table:table-cell table:style-name="ce12" office:value-type="float" office:value="24.302539" calcext:value-type="float">
            <text:p>2,43E+01</text:p>
          </table:table-cell>
          <table:table-cell table:style-name="ce12" office:value-type="float" office:value="24.923628" calcext:value-type="float">
            <text:p>2,49E+01</text:p>
          </table:table-cell>
          <table:table-cell table:style-name="ce12" office:value-type="float" office:value="0.312358635674338" calcext:value-type="float">
            <text:p>3,12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24.5467145" calcext:value-type="float">
            <text:p>2,45E+01</text:p>
          </table:table-cell>
          <table:table-cell table:style-name="ce12" office:value-type="float" office:value="35.2398221666667" calcext:value-type="float">
            <text:p>3,52E+01</text:p>
          </table:table-cell>
          <table:table-cell table:style-name="ce12" office:value-type="float" office:value="22.535405" calcext:value-type="float">
            <text:p>2,25E+01</text:p>
          </table:table-cell>
          <table:table-cell table:style-name="ce12" office:value-type="float" office:value="140.543025" calcext:value-type="float">
            <text:p>1,41E+02</text:p>
          </table:table-cell>
          <table:table-cell table:style-name="ce12" office:value-type="float" office:value="33.2990780476246" calcext:value-type="float">
            <text:p>3,33E+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24.132776" calcext:value-type="float">
            <text:p>2,41E+01</text:p>
          </table:table-cell>
          <table:table-cell table:style-name="ce12" office:value-type="float" office:value="24.10539" calcext:value-type="float">
            <text:p>2,41E+01</text:p>
          </table:table-cell>
          <table:table-cell table:style-name="ce12" office:value-type="float" office:value="23.73664" calcext:value-type="float">
            <text:p>2,37E+01</text:p>
          </table:table-cell>
          <table:table-cell table:style-name="ce12" office:value-type="float" office:value="24.446754" calcext:value-type="float">
            <text:p>2,44E+01</text:p>
          </table:table-cell>
          <table:table-cell table:style-name="ce12" office:value-type="float" office:value="0.355848237309108" calcext:value-type="float">
            <text:p>3,56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16.246136" calcext:value-type="float">
            <text:p>1,62E+01</text:p>
          </table:table-cell>
          <table:table-cell table:style-name="ce12" office:value-type="float" office:value="27.807461" calcext:value-type="float">
            <text:p>2,78E+01</text:p>
          </table:table-cell>
          <table:table-cell table:style-name="ce12" office:value-type="float" office:value="9.233381" calcext:value-type="float">
            <text:p>9,23E+00</text:p>
          </table:table-cell>
          <table:table-cell table:style-name="ce12" office:value-type="float" office:value="57.942866" calcext:value-type="float">
            <text:p>5,79E+01</text:p>
          </table:table-cell>
          <table:table-cell table:style-name="ce12" office:value-type="float" office:value="26.3325209400472" calcext:value-type="float">
            <text:p>2,63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15.805148" calcext:value-type="float">
            <text:p>1,5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4.076087" calcext:value-type="float">
            <text:p>1,41E+01</text:p>
          </table:table-cell>
          <table:table-cell table:style-name="ce12" office:value-type="float" office:value="29.8165116666667" calcext:value-type="float">
            <text:p>2,98E+01</text:p>
          </table:table-cell>
          <table:table-cell table:style-name="ce12" office:value-type="float" office:value="13.68945" calcext:value-type="float">
            <text:p>1,37E+01</text:p>
          </table:table-cell>
          <table:table-cell table:style-name="ce12" office:value-type="float" office:value="61.683998" calcext:value-type="float">
            <text:p>6,17E+01</text:p>
          </table:table-cell>
          <table:table-cell table:style-name="ce12" office:value-type="float" office:value="27.5987297886394" calcext:value-type="float">
            <text:p>2,76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10.6476055" calcext:value-type="float">
            <text:p>1,06E+01</text:p>
          </table:table-cell>
          <table:table-cell table:style-name="ce12" office:value-type="float" office:value="24.2322832857143" calcext:value-type="float">
            <text:p>2,42E+01</text:p>
          </table:table-cell>
          <table:table-cell table:style-name="ce12" office:value-type="float" office:value="3.221342" calcext:value-type="float">
            <text:p>3,22E+00</text:p>
          </table:table-cell>
          <table:table-cell table:style-name="ce12" office:value-type="float" office:value="176.586896" calcext:value-type="float">
            <text:p>1,77E+02</text:p>
          </table:table-cell>
          <table:table-cell table:style-name="ce12" office:value-type="float" office:value="46.0843324790902" calcext:value-type="float">
            <text:p>4,61E+01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8.71833" calcext:value-type="float">
            <text:p>8,72E+00</text:p>
          </table:table-cell>
          <table:table-cell table:style-name="ce12" office:value-type="float" office:value="8.7217085" calcext:value-type="float">
            <text:p>8,72E+00</text:p>
          </table:table-cell>
          <table:table-cell table:style-name="ce12" office:value-type="float" office:value="8.339082" calcext:value-type="float">
            <text:p>8,34E+00</text:p>
          </table:table-cell>
          <table:table-cell table:style-name="ce12" office:value-type="float" office:value="9.268851" calcext:value-type="float">
            <text:p>9,27E+00</text:p>
          </table:table-cell>
          <table:table-cell table:style-name="ce12" office:value-type="float" office:value="0.279719883812522" calcext:value-type="float">
            <text:p>2,80E-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6.72699" calcext:value-type="float">
            <text:p>6,73E+00</text:p>
          </table:table-cell>
          <table:table-cell table:style-name="ce12" office:value-type="float" office:value="21.585214" calcext:value-type="float">
            <text:p>2,16E+01</text:p>
          </table:table-cell>
          <table:table-cell table:style-name="ce12" office:value-type="float" office:value="6.634461" calcext:value-type="float">
            <text:p>6,63E+00</text:p>
          </table:table-cell>
          <table:table-cell table:style-name="ce12" office:value-type="float" office:value="51.394191" calcext:value-type="float">
            <text:p>5,14E+01</text:p>
          </table:table-cell>
          <table:table-cell table:style-name="ce12" office:value-type="float" office:value="25.8153727988549" calcext:value-type="float">
            <text:p>2,58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5.565753" calcext:value-type="float">
            <text:p>5,57E+00</text:p>
          </table:table-cell>
          <table:table-cell table:style-name="ce12" office:value-type="float" office:value="6.00644807692308" calcext:value-type="float">
            <text:p>6,01E+00</text:p>
          </table:table-cell>
          <table:table-cell table:style-name="ce12" office:value-type="float" office:value="4.943983" calcext:value-type="float">
            <text:p>4,94E+00</text:p>
          </table:table-cell>
          <table:table-cell table:style-name="ce12" office:value-type="float" office:value="12.348442" calcext:value-type="float">
            <text:p>1,23E+01</text:p>
          </table:table-cell>
          <table:table-cell table:style-name="ce12" office:value-type="float" office:value="1.93169473267532" calcext:value-type="float">
            <text:p>1,93E+00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5.022703" calcext:value-type="float">
            <text:p>5,02E+00</text:p>
          </table:table-cell>
          <table:table-cell table:style-name="ce12" office:value-type="float" office:value="5.44420091666667" calcext:value-type="float">
            <text:p>5,44E+00</text:p>
          </table:table-cell>
          <table:table-cell table:style-name="ce12" office:value-type="float" office:value="4.725898" calcext:value-type="float">
            <text:p>4,73E+00</text:p>
          </table:table-cell>
          <table:table-cell table:style-name="ce12" office:value-type="float" office:value="10.101598" calcext:value-type="float">
            <text:p>1,01E+01</text:p>
          </table:table-cell>
          <table:table-cell table:style-name="ce12" office:value-type="float" office:value="1.47745382232465" calcext:value-type="float">
            <text:p>1,48E+00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3.743988" calcext:value-type="float">
            <text:p>3,74E+00</text:p>
          </table:table-cell>
          <table:table-cell table:style-name="ce12" office:value-type="float" office:value="6.44107566666667" calcext:value-type="float">
            <text:p>6,44E+00</text:p>
          </table:table-cell>
          <table:table-cell table:style-name="ce12" office:value-type="float" office:value="3.452881" calcext:value-type="float">
            <text:p>3,45E+00</text:p>
          </table:table-cell>
          <table:table-cell table:style-name="ce12" office:value-type="float" office:value="12.126358" calcext:value-type="float">
            <text:p>1,21E+01</text:p>
          </table:table-cell>
          <table:table-cell table:style-name="ce12" office:value-type="float" office:value="4.92574991535769" calcext:value-type="float">
            <text:p>4,93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3.719363" calcext:value-type="float">
            <text:p>3,72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3.687568" calcext:value-type="float">
            <text:p>3,69E+00</text:p>
          </table:table-cell>
          <table:table-cell table:style-name="ce12" office:value-type="float" office:value="6.40857366666667" calcext:value-type="float">
            <text:p>6,41E+00</text:p>
          </table:table-cell>
          <table:table-cell table:style-name="ce12" office:value-type="float" office:value="3.476264" calcext:value-type="float">
            <text:p>3,48E+00</text:p>
          </table:table-cell>
          <table:table-cell table:style-name="ce12" office:value-type="float" office:value="12.061889" calcext:value-type="float">
            <text:p>1,21E+01</text:p>
          </table:table-cell>
          <table:table-cell table:style-name="ce12" office:value-type="float" office:value="4.89705452682328" calcext:value-type="float">
            <text:p>4,9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3.191199" calcext:value-type="float">
            <text:p>3,19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Stringprocessor. calculate null rows count</text:p>
          </table:table-cell>
          <table:table-cell table:style-name="ce10" office:value-type="float" office:value="2.73201" calcext:value-type="float">
            <text:p>2,73E+00</text:p>
          </table:table-cell>
          <table:table-cell table:style-name="ce10" office:value-type="float" office:value="2.66888633333333" calcext:value-type="float">
            <text:p>2,67E+00</text:p>
          </table:table-cell>
          <table:table-cell table:style-name="ce10" office:value-type="float" office:value="2.521658" calcext:value-type="float">
            <text:p>2,52E+00</text:p>
          </table:table-cell>
          <table:table-cell table:style-name="ce10" office:value-type="float" office:value="2.752991" calcext:value-type="float">
            <text:p>2,75E+00</text:p>
          </table:table-cell>
          <table:table-cell table:style-name="ce10" office:value-type="float" office:value="0.127934308112927" calcext:value-type="float">
            <text:p>1,28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2.594955" calcext:value-type="float">
            <text:p>2,59E+00</text:p>
          </table:table-cell>
          <table:table-cell table:style-name="ce12" office:value-type="float" office:value="2.587544" calcext:value-type="float">
            <text:p>2,59E+00</text:p>
          </table:table-cell>
          <table:table-cell table:style-name="ce12" office:value-type="float" office:value="2.602366" calcext:value-type="float">
            <text:p>2,60E+00</text:p>
          </table:table-cell>
          <table:table-cell table:style-name="ce12" office:value-type="float" office:value="0.0104807367107471" calcext:value-type="float">
            <text:p>1,05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1.841158" calcext:value-type="float">
            <text:p>1,8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1.364155" calcext:value-type="float">
            <text:p>1,36E+00</text:p>
          </table:table-cell>
          <table:table-cell table:style-name="ce12" office:value-type="float" office:value="1.33887033333333" calcext:value-type="float">
            <text:p>1,34E+00</text:p>
          </table:table-cell>
          <table:table-cell table:style-name="ce12" office:value-type="float" office:value="1.197732" calcext:value-type="float">
            <text:p>1,20E+00</text:p>
          </table:table-cell>
          <table:table-cell table:style-name="ce12" office:value-type="float" office:value="1.454724" calcext:value-type="float">
            <text:p>1,45E+00</text:p>
          </table:table-cell>
          <table:table-cell table:style-name="ce12" office:value-type="float" office:value="0.130348409243586" calcext:value-type="float">
            <text:p>1,30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1.2668375" calcext:value-type="float">
            <text:p>1,27E+00</text:p>
          </table:table-cell>
          <table:table-cell table:style-name="ce12" office:value-type="float" office:value="1.252045" calcext:value-type="float">
            <text:p>1,25E+00</text:p>
          </table:table-cell>
          <table:table-cell table:style-name="ce12" office:value-type="float" office:value="1.28163" calcext:value-type="float">
            <text:p>1,28E+00</text:p>
          </table:table-cell>
          <table:table-cell table:style-name="ce12" office:value-type="float" office:value="0.0209197541214041" calcext:value-type="float">
            <text:p>2,09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5" calcext:value-type="float">
            <text:p>5,50E-06</text:p>
          </table:table-cell>
          <table:table-cell table:style-name="ce12" office:value-type="float" office:value="0.00000541666666666667" calcext:value-type="float">
            <text:p>5,42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99620491989562" calcext:value-type="float">
            <text:p>9,96E-07</text:p>
          </table:table-cell>
          <table:table-cell table:style-name="ce15" office:value-type="float" office:value="12" calcext:value-type="float">
            <text:p>12</text:p>
          </table:table-cell>
          <table:table-cell table:style-name="ce21" table:number-columns-repeated="1017"/>
        </table:table-row>
        <table:table-row table:style-name="ro1" table:number-rows-repeated="5">
          <table:table-cell/>
          <table:table-cell table:style-name="ce21"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1"/>
        <table:table-column table:style-name="co11" table:default-cell-style-name="ce24"/>
        <table:table-column table:style-name="co9" table:number-columns-repeated="10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8" table:default-cell-style-name="ce24"/>
        <table:table-column table:style-name="co7" table:default-cell-style-name="ce24"/>
        <table:table-column table:style-name="co8" table:default-cell-style-name="ce24"/>
        <table:table-column table:style-name="co15" table:default-cell-style-name="ce24"/>
        <table:table-column table:style-name="co8" table:default-cell-style-name="ce24"/>
        <table:table-column table:style-name="co5" table:default-cell-style-name="ce24"/>
        <table:table-column table:style-name="co6" table:number-columns-repeated="994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table:style-name="ce10" office:value-type="float" office:value="0.00000161037366643548" calcext:value-type="float">
            <text:p>1,61E-06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62097389" calcext:value-type="float">
            <text:p>620973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logTime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ctCod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nt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27542857156217" calcext:value-type="float">
            <text:p>3,27542857156217</text:p>
          </table:table-cell>
          <table:table-cell office:value-type="string" calcext:value-type="string">
            <text:p>-</text:p>
          </table:table-cell>
          <table:table-cell office:value-type="float" office:value="3.65233067756302" calcext:value-type="float">
            <text:p>3,65233067756302</text:p>
          </table:table-cell>
          <table:table-cell office:value-type="float" office:value="3.47294746293953" calcext:value-type="float">
            <text:p>3,4729474629395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6979370" calcext:value-type="float">
            <text:p>6979370</text:p>
          </table:table-cell>
          <table:table-cell office:value-type="string" calcext:value-type="string">
            <text:p>-</text:p>
          </table:table-cell>
          <table:table-cell office:value-type="float" office:value="1859" calcext:value-type="float">
            <text:p>185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6979370" calcext:value-type="float">
            <text:p>6979370</text:p>
          </table:table-cell>
          <table:table-cell office:value-type="string" calcext:value-type="string">
            <text:p>-</text:p>
          </table:table-cell>
          <table:table-cell office:value-type="float" office:value="1859" calcext:value-type="float">
            <text:p>185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62097338" calcext:value-type="float">
            <text:p>62097338</text:p>
          </table:table-cell>
          <table:table-cell office:value-type="string" calcext:value-type="string">
            <text:p>-</text:p>
          </table:table-cell>
          <table:table-cell office:value-type="float" office:value="62097336" calcext:value-type="float">
            <text:p>62097336</text:p>
          </table:table-cell>
          <table:table-cell office:value-type="float" office:value="62097337" calcext:value-type="float">
            <text:p>6209733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9.0000474738547" calcext:value-type="float">
            <text:p>19,0000474738547</text:p>
          </table:table-cell>
          <table:table-cell office:value-type="string" calcext:value-type="string">
            <text:p>-</text:p>
          </table:table-cell>
          <table:table-cell office:value-type="float" office:value="5.24751839595824" calcext:value-type="float">
            <text:p>5,24751839595824</text:p>
          </table:table-cell>
          <table:table-cell office:value-type="float" office:value="3.0000002254525" calcext:value-type="float">
            <text:p>3,00000022545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0440532956001151" calcext:value-type="float">
            <text:p>0,044053295600115</text:p>
          </table:table-cell>
          <table:table-cell office:value-type="string" calcext:value-type="string">
            <text:p>-</text:p>
          </table:table-cell>
          <table:table-cell office:value-type="float" office:value="0.974024579071236" calcext:value-type="float">
            <text:p>0,974024579071236</text:p>
          </table:table-cell>
          <table:table-cell office:value-type="float" office:value="0.00125625135367325" calcext:value-type="float">
            <text:p>0,00125625135367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00194069285323112" calcext:value-type="float">
            <text:p>0,001940692853231</text:p>
          </table:table-cell>
          <table:table-cell office:value-type="string" calcext:value-type="string">
            <text:p>-</text:p>
          </table:table-cell>
          <table:table-cell office:value-type="float" office:value="0.948723880634899" calcext:value-type="float">
            <text:p>0,948723880634899</text:p>
          </table:table-cell>
          <table:table-cell table:style-name="ce10" office:value-type="float" office:value="0.00000157816746360588" calcext:value-type="float">
            <text:p>1,58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22.4247011342726" calcext:value-type="float">
            <text:p>22,4247011342726</text:p>
          </table:table-cell>
          <table:table-cell office:value-type="string" calcext:value-type="string">
            <text:p>-</text:p>
          </table:table-cell>
          <table:table-cell office:value-type="float" office:value="4.74646957816534" calcext:value-type="float">
            <text:p>4,74646957816534</text:p>
          </table:table-cell>
          <table:table-cell office:value-type="float" office:value="3.2834411676403" calcext:value-type="float">
            <text:p>3,28344116764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22.4247011342726" calcext:value-type="float">
            <text:p>22,4247011342726</text:p>
          </table:table-cell>
          <table:table-cell office:value-type="string" calcext:value-type="string">
            <text:p>-</text:p>
          </table:table-cell>
          <table:table-cell office:value-type="float" office:value="4.74646957816534" calcext:value-type="float">
            <text:p>4,74646957816534</text:p>
          </table:table-cell>
          <table:table-cell office:value-type="float" office:value="3.2834411676403" calcext:value-type="float">
            <text:p>3,28344116764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9.0000474738547" calcext:value-type="float">
            <text:p>19,0000474738547</text:p>
          </table:table-cell>
          <table:table-cell office:value-type="string" calcext:value-type="string">
            <text:p>-</text:p>
          </table:table-cell>
          <table:table-cell office:value-type="float" office:value="5.24751839595824" calcext:value-type="float">
            <text:p>5,24751839595824</text:p>
          </table:table-cell>
          <table:table-cell office:value-type="float" office:value="3.0000002254525" calcext:value-type="float">
            <text:p>3,00000022545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0440532956001151" calcext:value-type="float">
            <text:p>0,044053295600115</text:p>
          </table:table-cell>
          <table:table-cell office:value-type="string" calcext:value-type="string">
            <text:p>-</text:p>
          </table:table-cell>
          <table:table-cell office:value-type="float" office:value="0.974024579071236" calcext:value-type="float">
            <text:p>0,974024579071236</text:p>
          </table:table-cell>
          <table:table-cell office:value-type="float" office:value="0.00125625135367325" calcext:value-type="float">
            <text:p>0,00125625135367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00194069285323112" calcext:value-type="float">
            <text:p>0,001940692853231</text:p>
          </table:table-cell>
          <table:table-cell office:value-type="string" calcext:value-type="string">
            <text:p>-</text:p>
          </table:table-cell>
          <table:table-cell office:value-type="float" office:value="0.948723880634899" calcext:value-type="float">
            <text:p>0,948723880634899</text:p>
          </table:table-cell>
          <table:table-cell table:style-name="ce10" office:value-type="float" office:value="0.00000157816746360588" calcext:value-type="float">
            <text:p>1,58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15075989" calcext:value-type="float">
            <text:p>1507598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62097337" calcext:value-type="float">
            <text:p>6209733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1.79671597584218" calcext:value-type="float">
            <text:p>1,796715975842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6.01101984471604" calcext:value-type="float">
            <text:p>6,0110198447160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31799468" calcext:value-type="float">
            <text:p>3179946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4138.16157729869" calcext:value-type="float">
            <text:p>4138,1615772986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7124381.2398312" calcext:value-type="float">
            <text:p>17124381,239831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20-09-06 07:59:4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08-11-08 02:22:4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22.6844472540458" calcext:value-type="float">
            <text:p>22,684447254045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005993" calcext:value-type="float">
            <text:p>34005993</text:p>
          </table:table-cell>
          <table:table-cell office:value-type="float" office:value="419" calcext:value-type="float">
            <text:p>419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097345" calcext:value-type="float">
            <text:p>62097345</text:p>
          </table:table-cell>
          <table:table-cell office:value-type="float" office:value="59985862" calcext:value-type="float">
            <text:p>59985862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111526" calcext:value-type="float">
            <text:p>211152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1810204605615" calcext:value-type="float">
            <text:p>24,1810204605615</text:p>
          </table:table-cell>
          <table:table-cell office:value-type="float" office:value="0.146569985820586" calcext:value-type="float">
            <text:p>0,14656998582058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492222.1686129" calcext:value-type="float">
            <text:p>26492222,1686129</text:p>
          </table:table-cell>
          <table:table-cell office:value-type="float" office:value="154.847049409743" calcext:value-type="float">
            <text:p>154,84704940974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274047" calcext:value-type="float">
            <text:p>55274047</text:p>
          </table:table-cell>
          <table:table-cell office:value-type="float" office:value="23052823" calcext:value-type="float">
            <text:p>2305282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288330.6280882" calcext:value-type="float">
            <text:p>15288330,6280882</text:p>
          </table:table-cell>
          <table:table-cell office:value-type="float" office:value="46034.8998499131" calcext:value-type="float">
            <text:p>46034,899849913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3733053393739" calcext:value-type="float">
            <text:p>233733053393739</text:p>
          </table:table-cell>
          <table:table-cell office:value-type="float" office:value="2119212004.19152" calcext:value-type="float">
            <text:p>2119212004,19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7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8993.840302" calcext:value-type="float">
            <text:p>8,99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8993.8386" calcext:value-type="float">
            <text:p>8,99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081.940391" calcext:value-type="float">
            <text:p>2,08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681.374838" calcext:value-type="float">
            <text:p>6,8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647.434774" calcext:value-type="float">
            <text:p>6,4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416.076692" calcext:value-type="float">
            <text:p>4,1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244.583735" calcext:value-type="float">
            <text:p>2,45E+02</text:p>
          </table:table-cell>
          <table:table-cell table:style-name="ce12" office:value-type="float" office:value="369.740883333333" calcext:value-type="float">
            <text:p>3,70E+02</text:p>
          </table:table-cell>
          <table:table-cell table:style-name="ce12" office:value-type="float" office:value="216.805782" calcext:value-type="float">
            <text:p>2,17E+02</text:p>
          </table:table-cell>
          <table:table-cell table:style-name="ce12" office:value-type="float" office:value="647.833133" calcext:value-type="float">
            <text:p>6,48E+02</text:p>
          </table:table-cell>
          <table:table-cell table:style-name="ce12" office:value-type="float" office:value="241.235109720203" calcext:value-type="float">
            <text:p>2,41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62.5397135" calcext:value-type="float">
            <text:p>1,63E+02</text:p>
          </table:table-cell>
          <table:table-cell table:style-name="ce12" office:value-type="float" office:value="65.674927" calcext:value-type="float">
            <text:p>6,57E+01</text:p>
          </table:table-cell>
          <table:table-cell table:style-name="ce12" office:value-type="float" office:value="259.4045" calcext:value-type="float">
            <text:p>2,59E+02</text:p>
          </table:table-cell>
          <table:table-cell table:style-name="ce12" office:value-type="float" office:value="136.987494784674" calcext:value-type="float">
            <text:p>1,37E+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91.727052" calcext:value-type="float">
            <text:p>9,17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59.1579415" calcext:value-type="float">
            <text:p>5,92E+01</text:p>
          </table:table-cell>
          <table:table-cell table:style-name="ce12" office:value-type="float" office:value="7.99193" calcext:value-type="float">
            <text:p>7,99E+00</text:p>
          </table:table-cell>
          <table:table-cell table:style-name="ce12" office:value-type="float" office:value="110.323953" calcext:value-type="float">
            <text:p>1,10E+02</text:p>
          </table:table-cell>
          <table:table-cell table:style-name="ce12" office:value-type="float" office:value="72.3596673958378" calcext:value-type="float">
            <text:p>7,24E+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54.98163" calcext:value-type="float">
            <text:p>5,50E+01</text:p>
          </table:table-cell>
          <table:table-cell table:style-name="ce12" office:value-type="float" office:value="94.9126856666667" calcext:value-type="float">
            <text:p>9,49E+01</text:p>
          </table:table-cell>
          <table:table-cell table:style-name="ce12" office:value-type="float" office:value="39.275684" calcext:value-type="float">
            <text:p>3,93E+01</text:p>
          </table:table-cell>
          <table:table-cell table:style-name="ce12" office:value-type="float" office:value="190.480743" calcext:value-type="float">
            <text:p>1,90E+02</text:p>
          </table:table-cell>
          <table:table-cell table:style-name="ce12" office:value-type="float" office:value="83.1360894665439" calcext:value-type="float">
            <text:p>8,31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52.531255" calcext:value-type="float">
            <text:p>5,25E+01</text:p>
          </table:table-cell>
          <table:table-cell table:style-name="ce12" office:value-type="float" office:value="54.5110023333333" calcext:value-type="float">
            <text:p>5,45E+01</text:p>
          </table:table-cell>
          <table:table-cell table:style-name="ce12" office:value-type="float" office:value="47.932512" calcext:value-type="float">
            <text:p>4,79E+01</text:p>
          </table:table-cell>
          <table:table-cell table:style-name="ce12" office:value-type="float" office:value="63.06924" calcext:value-type="float">
            <text:p>6,31E+01</text:p>
          </table:table-cell>
          <table:table-cell table:style-name="ce12" office:value-type="float" office:value="7.76013422979115" calcext:value-type="float">
            <text:p>7,76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40.76036" calcext:value-type="float">
            <text:p>4,0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38.3156435" calcext:value-type="float">
            <text:p>3,83E+01</text:p>
          </table:table-cell>
          <table:table-cell table:style-name="ce12" office:value-type="float" office:value="73.7696285" calcext:value-type="float">
            <text:p>7,38E+01</text:p>
          </table:table-cell>
          <table:table-cell table:style-name="ce12" office:value-type="float" office:value="32.937796" calcext:value-type="float">
            <text:p>3,29E+01</text:p>
          </table:table-cell>
          <table:table-cell table:style-name="ce12" office:value-type="float" office:value="416.07668" calcext:value-type="float">
            <text:p>4,16E+02</text:p>
          </table:table-cell>
          <table:table-cell table:style-name="ce12" office:value-type="float" office:value="108.290967548559" calcext:value-type="float">
            <text:p>1,08E+02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34.453397" calcext:value-type="float">
            <text:p>3,45E+01</text:p>
          </table:table-cell>
          <table:table-cell table:style-name="ce12" office:value-type="float" office:value="34.7248176666667" calcext:value-type="float">
            <text:p>3,47E+01</text:p>
          </table:table-cell>
          <table:table-cell table:style-name="ce12" office:value-type="float" office:value="34.432849" calcext:value-type="float">
            <text:p>3,44E+01</text:p>
          </table:table-cell>
          <table:table-cell table:style-name="ce12" office:value-type="float" office:value="35.288207" calcext:value-type="float">
            <text:p>3,53E+01</text:p>
          </table:table-cell>
          <table:table-cell table:style-name="ce12" office:value-type="float" office:value="0.488017633658184" calcext:value-type="float">
            <text:p>4,88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34.255983" calcext:value-type="float">
            <text:p>3,43E+01</text:p>
          </table:table-cell>
          <table:table-cell table:style-name="ce12" office:value-type="float" office:value="34.447508" calcext:value-type="float">
            <text:p>3,44E+01</text:p>
          </table:table-cell>
          <table:table-cell table:style-name="ce12" office:value-type="float" office:value="32.94941" calcext:value-type="float">
            <text:p>3,29E+01</text:p>
          </table:table-cell>
          <table:table-cell table:style-name="ce12" office:value-type="float" office:value="36.137131" calcext:value-type="float">
            <text:p>3,61E+01</text:p>
          </table:table-cell>
          <table:table-cell table:style-name="ce12" office:value-type="float" office:value="1.60246767913708" calcext:value-type="float">
            <text:p>1,6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22.887767" calcext:value-type="float">
            <text:p>2,2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20.810516" calcext:value-type="float">
            <text:p>2,08E+01</text:p>
          </table:table-cell>
          <table:table-cell table:style-name="ce12" office:value-type="float" office:value="665.5032095" calcext:value-type="float">
            <text:p>6,66E+02</text:p>
          </table:table-cell>
          <table:table-cell table:style-name="ce12" office:value-type="float" office:value="3.883923" calcext:value-type="float">
            <text:p>3,88E+00</text:p>
          </table:table-cell>
          <table:table-cell table:style-name="ce12" office:value-type="float" office:value="8993.838042" calcext:value-type="float">
            <text:p>8,99E+03</text:p>
          </table:table-cell>
          <table:table-cell table:style-name="ce12" office:value-type="float" office:value="2397.16500823151" calcext:value-type="float">
            <text:p>2,40E+03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9.21904" calcext:value-type="float">
            <text:p>1,92E+01</text:p>
          </table:table-cell>
          <table:table-cell table:style-name="ce12" office:value-type="float" office:value="38.3126053333333" calcext:value-type="float">
            <text:p>3,83E+01</text:p>
          </table:table-cell>
          <table:table-cell table:style-name="ce12" office:value-type="float" office:value="17.028251" calcext:value-type="float">
            <text:p>1,70E+01</text:p>
          </table:table-cell>
          <table:table-cell table:style-name="ce12" office:value-type="float" office:value="78.690525" calcext:value-type="float">
            <text:p>7,87E+01</text:p>
          </table:table-cell>
          <table:table-cell table:style-name="ce12" office:value-type="float" office:value="34.9854567865916" calcext:value-type="float">
            <text:p>3,50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18.733331" calcext:value-type="float">
            <text:p>1,87E+01</text:p>
          </table:table-cell>
          <table:table-cell table:style-name="ce12" office:value-type="float" office:value="34.079042" calcext:value-type="float">
            <text:p>3,41E+01</text:p>
          </table:table-cell>
          <table:table-cell table:style-name="ce12" office:value-type="float" office:value="11.474447" calcext:value-type="float">
            <text:p>1,15E+01</text:p>
          </table:table-cell>
          <table:table-cell table:style-name="ce12" office:value-type="float" office:value="72.029348" calcext:value-type="float">
            <text:p>7,20E+01</text:p>
          </table:table-cell>
          <table:table-cell table:style-name="ce12" office:value-type="float" office:value="33.0657246004316" calcext:value-type="float">
            <text:p>3,31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17.1596205" calcext:value-type="float">
            <text:p>1,72E+01</text:p>
          </table:table-cell>
          <table:table-cell table:style-name="ce12" office:value-type="float" office:value="20.5498045" calcext:value-type="float">
            <text:p>2,05E+01</text:p>
          </table:table-cell>
          <table:table-cell table:style-name="ce12" office:value-type="float" office:value="11.698105" calcext:value-type="float">
            <text:p>1,17E+01</text:p>
          </table:table-cell>
          <table:table-cell table:style-name="ce12" office:value-type="float" office:value="36.925772" calcext:value-type="float">
            <text:p>3,69E+01</text:p>
          </table:table-cell>
          <table:table-cell table:style-name="ce12" office:value-type="float" office:value="9.9481513156782" calcext:value-type="float">
            <text:p>9,95E+00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0.4125625" calcext:value-type="float">
            <text:p>1,04E+01</text:p>
          </table:table-cell>
          <table:table-cell table:style-name="ce12" office:value-type="float" office:value="14.250586" calcext:value-type="float">
            <text:p>1,43E+01</text:p>
          </table:table-cell>
          <table:table-cell table:style-name="ce12" office:value-type="float" office:value="9.088538" calcext:value-type="float">
            <text:p>9,09E+00</text:p>
          </table:table-cell>
          <table:table-cell table:style-name="ce12" office:value-type="float" office:value="56.720819" calcext:value-type="float">
            <text:p>5,67E+01</text:p>
          </table:table-cell>
          <table:table-cell table:style-name="ce12" office:value-type="float" office:value="13.4061250951415" calcext:value-type="float">
            <text:p>1,34E+01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9.209587" calcext:value-type="float">
            <text:p>9,21E+00</text:p>
          </table:table-cell>
          <table:table-cell table:style-name="ce12" office:value-type="float" office:value="34.1453663333333" calcext:value-type="float">
            <text:p>3,41E+01</text:p>
          </table:table-cell>
          <table:table-cell table:style-name="ce12" office:value-type="float" office:value="9.024939" calcext:value-type="float">
            <text:p>9,02E+00</text:p>
          </table:table-cell>
          <table:table-cell table:style-name="ce12" office:value-type="float" office:value="84.201573" calcext:value-type="float">
            <text:p>8,42E+01</text:p>
          </table:table-cell>
          <table:table-cell table:style-name="ce12" office:value-type="float" office:value="43.350044903241" calcext:value-type="float">
            <text:p>4,34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6.637153" calcext:value-type="float">
            <text:p>6,64E+00</text:p>
          </table:table-cell>
          <table:table-cell table:style-name="ce12" office:value-type="float" office:value="11.8524021538462" calcext:value-type="float">
            <text:p>1,19E+01</text:p>
          </table:table-cell>
          <table:table-cell table:style-name="ce12" office:value-type="float" office:value="5.297672" calcext:value-type="float">
            <text:p>5,30E+00</text:p>
          </table:table-cell>
          <table:table-cell table:style-name="ce12" office:value-type="float" office:value="46.660968" calcext:value-type="float">
            <text:p>4,67E+01</text:p>
          </table:table-cell>
          <table:table-cell table:style-name="ce12" office:value-type="float" office:value="13.2779499741961" calcext:value-type="float">
            <text:p>1,33E+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4.82905" calcext:value-type="float">
            <text:p>4,83E+00</text:p>
          </table:table-cell>
          <table:table-cell table:style-name="ce12" office:value-type="float" office:value="15.280009" calcext:value-type="float">
            <text:p>1,53E+01</text:p>
          </table:table-cell>
          <table:table-cell table:style-name="ce12" office:value-type="float" office:value="4.749396" calcext:value-type="float">
            <text:p>4,75E+00</text:p>
          </table:table-cell>
          <table:table-cell table:style-name="ce12" office:value-type="float" office:value="36.261581" calcext:value-type="float">
            <text:p>3,63E+01</text:p>
          </table:table-cell>
          <table:table-cell table:style-name="ce12" office:value-type="float" office:value="18.1706180104948" calcext:value-type="float">
            <text:p>1,82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4.560246" calcext:value-type="float">
            <text:p>4,56E+00</text:p>
          </table:table-cell>
          <table:table-cell table:style-name="ce12" office:value-type="float" office:value="14.3582796666667" calcext:value-type="float">
            <text:p>1,44E+01</text:p>
          </table:table-cell>
          <table:table-cell table:style-name="ce12" office:value-type="float" office:value="3.883953" calcext:value-type="float">
            <text:p>3,88E+00</text:p>
          </table:table-cell>
          <table:table-cell table:style-name="ce12" office:value-type="float" office:value="34.63064" calcext:value-type="float">
            <text:p>3,46E+01</text:p>
          </table:table-cell>
          <table:table-cell table:style-name="ce12" office:value-type="float" office:value="17.5596351946401" calcext:value-type="float">
            <text:p>1,76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imestampprocessor. calculate null rows count</text:p>
          </table:table-cell>
          <table:table-cell table:number-columns-repeated="4" table:style-name="ce10" office:value-type="float" office:value="4.309804" calcext:value-type="float">
            <text:p>4,31E+00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3.463623" calcext:value-type="float">
            <text:p>3,46E+00</text:p>
          </table:table-cell>
          <table:table-cell table:style-name="ce12" office:value-type="float" office:value="3.50170966666667" calcext:value-type="float">
            <text:p>3,50E+00</text:p>
          </table:table-cell>
          <table:table-cell table:style-name="ce12" office:value-type="float" office:value="3.462386" calcext:value-type="float">
            <text:p>3,46E+00</text:p>
          </table:table-cell>
          <table:table-cell table:style-name="ce12" office:value-type="float" office:value="3.57912" calcext:value-type="float">
            <text:p>3,58E+00</text:p>
          </table:table-cell>
          <table:table-cell table:style-name="ce12" office:value-type="float" office:value="0.067042168240096" calcext:value-type="float">
            <text:p>6,70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3.2500005" calcext:value-type="float">
            <text:p>3,25E+00</text:p>
          </table:table-cell>
          <table:table-cell table:style-name="ce12" office:value-type="float" office:value="2.933771" calcext:value-type="float">
            <text:p>2,93E+00</text:p>
          </table:table-cell>
          <table:table-cell table:style-name="ce12" office:value-type="float" office:value="3.56623" calcext:value-type="float">
            <text:p>3,57E+00</text:p>
          </table:table-cell>
          <table:table-cell table:style-name="ce12" office:value-type="float" office:value="0.447216047722463" calcext:value-type="float">
            <text:p>4,47E-01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2.592728" calcext:value-type="float">
            <text:p>2,59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1.7192945" calcext:value-type="float">
            <text:p>1,72E+00</text:p>
          </table:table-cell>
          <table:table-cell table:style-name="ce12" office:value-type="float" office:value="1.665696" calcext:value-type="float">
            <text:p>1,67E+00</text:p>
          </table:table-cell>
          <table:table-cell table:style-name="ce12" office:value-type="float" office:value="1.772893" calcext:value-type="float">
            <text:p>1,77E+00</text:p>
          </table:table-cell>
          <table:table-cell table:style-name="ce12" office:value-type="float" office:value="0.0757997256228542" calcext:value-type="float">
            <text:p>7,58E-02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1.528894" calcext:value-type="float">
            <text:p>1,53E+00</text:p>
          </table:table-cell>
          <table:table-cell table:style-name="ce12" office:value-type="float" office:value="1.53883733333333" calcext:value-type="float">
            <text:p>1,54E+00</text:p>
          </table:table-cell>
          <table:table-cell table:style-name="ce12" office:value-type="float" office:value="1.508948" calcext:value-type="float">
            <text:p>1,51E+00</text:p>
          </table:table-cell>
          <table:table-cell table:style-name="ce12" office:value-type="float" office:value="1.57867" calcext:value-type="float">
            <text:p>1,58E+00</text:p>
          </table:table-cell>
          <table:table-cell table:style-name="ce12" office:value-type="float" office:value="0.035908797380772" calcext:value-type="float">
            <text:p>3,59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33333333333333" calcext:value-type="float">
            <text:p>5,33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8876253645986" calcext:value-type="float">
            <text:p>8,88E-07</text:p>
          </table:table-cell>
          <table:table-cell table:style-name="ce15" office:value-type="float" office:value="12" calcext:value-type="float">
            <text:p>12</text:p>
          </table:table-cell>
          <table:table-cell table:style-name="ce21" table:number-columns-repeated="1017"/>
        </table:table-row>
        <table:table-row table:style-name="ro1" table:number-rows-repeated="3">
          <table:table-cell/>
          <table:table-cell table:style-name="ce21"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59:'Mostra de 10e3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9:57:34.404298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10:07:25.096433010</dc:date>
    <meta:editing-duration>PT27M52S</meta:editing-duration>
    <meta:editing-cycles>20</meta:editing-cycles>
    <meta:document-statistic meta:table-count="6" meta:cell-count="3396" meta:object-count="0"/>
  </office:meta>
</office:document-meta>
</file>